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7.39mm"/>
    </style:style>
    <style:style style:name="co3" style:family="table-column">
      <style:table-column-properties fo:break-before="auto" style:column-width="34.4mm"/>
    </style:style>
    <style:style style:name="co4" style:family="table-column">
      <style:table-column-properties fo:break-before="auto" style:column-width="1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Gordic_20_Reporter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 style:data-style-name="N111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11"/>
    <style:style style:name="ce4" style:family="table-cell" style:parent-style-name="Default" style:data-style-name="N115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 style:data-style-name="N115"/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 table:null-year="1950">
        <table:iteration table:maximum-difference="0.0001"/>
      </table:calculation-settings>
      <table:table table:name="Prijmy" table:style-name="ta1">
        <office:forms form:automatic-focus="false" form:apply-design-mode="false"/>
        <table:table-column table:style-name="co1" table:number-columns-repeated="2" table:default-cell-style-name="ce2"/>
        <table:table-column table:style-name="co2" table:number-columns-repeated="2" table:default-cell-style-name="ce5"/>
        <table:table-column table:style-name="co3" table:default-cell-style-name="ce5"/>
        <table:table-column table:style-name="co4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1" table:number-rows-repeated="321">
          <table:table-cell table:style-name="Default" table:number-columns-repeated="5"/>
          <table:table-cell table:number-columns-repeated="1019"/>
        </table:table-row>
        <table:table-row table:style-name="ro1" table:number-rows-repeated="10482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ydaje" table:style-name="ta2">
        <office:forms form:automatic-focus="false" form:apply-design-mode="false"/>
        <table:table-column table:style-name="co1" table:number-columns-repeated="2" table:default-cell-style-name="ce2"/>
        <table:table-column table:style-name="co3" table:default-cell-style-name="ce5"/>
        <table:table-column table:style-name="co2" table:number-columns-repeated="2" table:default-cell-style-name="ce5"/>
        <table:table-column table:style-name="co1" table:number-columns-repeated="1019" table:default-cell-style-name="Default"/>
        <table:table-row table:style-name="ro1">
          <table:table-cell table:style-name="ce1" office:value-type="string" calcext:value-type="string">
            <text:p>paragraf</text:p>
          </table:table-cell>
          <table:table-cell table:style-name="ce1" office:value-type="string" calcext:value-type="string">
            <text:p>polozka</text:p>
          </table:table-cell>
          <table:table-cell table:style-name="ce4" office:value-type="string" calcext:value-type="string">
            <text:p>schvaleno</text:p>
          </table:table-cell>
          <table:table-cell table:style-name="ce4" office:value-type="string" calcext:value-type="string">
            <text:p>zmeneno</text:p>
          </table:table-cell>
          <table:table-cell table:style-name="ce4" office:value-type="string" calcext:value-type="string">
            <text:p>plneni</text:p>
          </table:table-cell>
          <table:table-cell table:style-name="ce7"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0" calcext:value-type="currency">
            <text:p>1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350" calcext:value-type="currency">
            <text:p>1 350,00 Kč</text:p>
          </table:table-cell>
          <table:table-cell office:value-type="currency" office:currency="CZK" office:value="313.7" calcext:value-type="currency">
            <text:p>313,70 Kč</text:p>
          </table:table-cell>
          <table:table-cell office:value-type="currency" office:currency="CZK" office:value="284804.96" calcext:value-type="currency">
            <text:p>284 804,96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91" calcext:value-type="float">
            <text:p>5191</text:p>
          </table:table-cell>
          <table:table-cell office:value-type="currency" office:currency="CZK" office:value="100" calcext:value-type="currency">
            <text:p>100,00 Kč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91312" calcext:value-type="currency">
            <text:p>91 312,00 Kč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3" calcext:value-type="currency">
            <text:p>133,00 Kč</text:p>
          </table:table-cell>
          <table:table-cell office:value-type="currency" office:currency="CZK" office:value="72000" calcext:value-type="currency">
            <text:p>72 00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3" calcext:value-type="currency">
            <text:p>3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112805.9" calcext:value-type="currency">
            <text:p>112 805,9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60" calcext:value-type="currency">
            <text:p>60,00 Kč</text:p>
          </table:table-cell>
          <table:table-cell office:value-type="currency" office:currency="CZK" office:value="130" calcext:value-type="currency">
            <text:p>130,00 Kč</text:p>
          </table:table-cell>
          <table:table-cell office:value-type="currency" office:currency="CZK" office:value="80767.66" calcext:value-type="currency">
            <text:p>80 767,66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300" calcext:value-type="currency">
            <text:p>4 300,00 Kč</text:p>
          </table:table-cell>
          <table:table-cell office:value-type="currency" office:currency="CZK" office:value="3979" calcext:value-type="currency">
            <text:p>3 979,00 Kč</text:p>
          </table:table-cell>
          <table:table-cell office:value-type="currency" office:currency="CZK" office:value="1192623.4" calcext:value-type="currency">
            <text:p>1 192 623,4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44.5" calcext:value-type="currency">
            <text:p>644,50 Kč</text:p>
          </table:table-cell>
          <table:table-cell office:value-type="currency" office:currency="CZK" office:value="601028" calcext:value-type="currency">
            <text:p>601 028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767" calcext:value-type="currency">
            <text:p>767,00 Kč</text:p>
          </table:table-cell>
          <table:table-cell office:value-type="currency" office:currency="CZK" office:value="406384.5" calcext:value-type="currency">
            <text:p>406 384,5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100" calcext:value-type="currency">
            <text:p>100,00 Kč</text:p>
          </table:table-cell>
          <table:table-cell office:value-type="currency" office:currency="CZK" office:value="10985" calcext:value-type="currency">
            <text:p>10 985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222" calcext:value-type="float">
            <text:p>5222</text:p>
          </table:table-cell>
          <table:table-cell table:number-columns-repeated="2" office:value-type="currency" office:currency="CZK" office:value="500" calcext:value-type="currency">
            <text:p>500,00 Kč</text:p>
          </table:table-cell>
          <table:table-cell office:value-type="currency" office:currency="CZK" office:value="406190" calcext:value-type="currency">
            <text:p>406 19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229" calcext:value-type="float">
            <text:p>5229</text:p>
          </table:table-cell>
          <table:table-cell table:number-columns-repeated="2" office:value-type="currency" office:currency="CZK" office:value="99" calcext:value-type="currency">
            <text:p>99,00 Kč</text:p>
          </table:table-cell>
          <table:table-cell office:value-type="currency" office:currency="CZK" office:value="99000" calcext:value-type="currency">
            <text:p>99 000,00 Kč</text:p>
          </table:table-cell>
          <table:table-cell table:number-columns-repeated="1019"/>
        </table:table-row>
        <table:table-row table:style-name="ro1">
          <table:table-cell office:value-type="float" office:value="3635" calcext:value-type="float">
            <text:p>3635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1" calcext:value-type="currency">
            <text:p>151,00 Kč</text:p>
          </table:table-cell>
          <table:table-cell office:value-type="currency" office:currency="CZK" office:value="150698" calcext:value-type="currency">
            <text:p>150 698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3300" calcext:value-type="currency">
            <text:p>3 300,00 Kč</text:p>
          </table:table-cell>
          <table:table-cell office:value-type="currency" office:currency="CZK" office:value="1779678.3" calcext:value-type="currency">
            <text:p>1 779 678,3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15488" calcext:value-type="currency">
            <text:p>15 488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86661.3" calcext:value-type="currency">
            <text:p>86 661,3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200" calcext:value-type="currency">
            <text:p>2 200,00 Kč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1708731.75" calcext:value-type="currency">
            <text:p>1 708 731,75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0" calcext:value-type="currency">
            <text:p>550,00 Kč</text:p>
          </table:table-cell>
          <table:table-cell office:value-type="currency" office:currency="CZK" office:value="230984.59" calcext:value-type="currency">
            <text:p>230 984,59 Kč</text:p>
          </table:table-cell>
          <table:table-cell table:number-columns-repeated="1019"/>
        </table:table-row>
        <table:table-row table:style-name="ro1">
          <table:table-cell office:value-type="float" office:value="3722" calcext:value-type="float">
            <text:p>372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300" calcext:value-type="currency">
            <text:p>3 300,00 Kč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2405288.25" calcext:value-type="currency">
            <text:p>2 405 288,25 Kč</text:p>
          </table:table-cell>
          <table:table-cell table:number-columns-repeated="1019"/>
        </table:table-row>
        <table:table-row table:style-name="ro1">
          <table:table-cell office:value-type="float" office:value="3723" calcext:value-type="float">
            <text:p>372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700" calcext:value-type="currency">
            <text:p>4 700,00 Kč</text:p>
          </table:table-cell>
          <table:table-cell office:value-type="currency" office:currency="CZK" office:value="5300" calcext:value-type="currency">
            <text:p>5 300,00 Kč</text:p>
          </table:table-cell>
          <table:table-cell office:value-type="currency" office:currency="CZK" office:value="3531577.56" calcext:value-type="currency">
            <text:p>3 531 577,56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500" calcext:value-type="currency">
            <text:p>1 500,00 Kč</text:p>
          </table:table-cell>
          <table:table-cell office:value-type="currency" office:currency="CZK" office:value="800" calcext:value-type="currency">
            <text:p>800,00 Kč</text:p>
          </table:table-cell>
          <table:table-cell office:value-type="currency" office:currency="CZK" office:value="137064" calcext:value-type="currency">
            <text:p>137 064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600" calcext:value-type="currency">
            <text:p>600,00 Kč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187053.99" calcext:value-type="currency">
            <text:p>187 053,99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520" calcext:value-type="currency">
            <text:p>520,00 Kč</text:p>
          </table:table-cell>
          <table:table-cell office:value-type="currency" office:currency="CZK" office:value="433367" calcext:value-type="currency">
            <text:p>433 367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42633.72" calcext:value-type="currency">
            <text:p>42 633,72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32" calcext:value-type="currency">
            <text:p>32,00 Kč</text:p>
          </table:table-cell>
          <table:table-cell office:value-type="currency" office:currency="CZK" office:value="30746" calcext:value-type="currency">
            <text:p>30 746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" calcext:value-type="currency">
            <text:p>55,00 Kč</text:p>
          </table:table-cell>
          <table:table-cell office:value-type="currency" office:currency="CZK" office:value="54450" calcext:value-type="currency">
            <text:p>54 45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18" calcext:value-type="currency">
            <text:p>118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8000" calcext:value-type="currency">
            <text:p>28 000,00 Kč</text:p>
          </table:table-cell>
          <table:table-cell office:value-type="currency" office:currency="CZK" office:value="30609" calcext:value-type="currency">
            <text:p>30 609,00 Kč</text:p>
          </table:table-cell>
          <table:table-cell office:value-type="currency" office:currency="CZK" office:value="14701697.56" calcext:value-type="currency">
            <text:p>14 701 697,56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6400" calcext:value-type="currency">
            <text:p>6 400,00 Kč</text:p>
          </table:table-cell>
          <table:table-cell office:value-type="currency" office:currency="CZK" office:value="5458" calcext:value-type="currency">
            <text:p>5 458,00 Kč</text:p>
          </table:table-cell>
          <table:table-cell office:value-type="currency" office:currency="CZK" office:value="1402537.38" calcext:value-type="currency">
            <text:p>1 402 537,38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5225" calcext:value-type="float">
            <text:p>522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81698" calcext:value-type="currency">
            <text:p>81 698,00 Kč</text:p>
          </table:table-cell>
          <table:table-cell office:value-type="currency" office:currency="CZK" office:value="124890.6" calcext:value-type="currency">
            <text:p>124 890,60 Kč</text:p>
          </table:table-cell>
          <table:table-cell office:value-type="currency" office:currency="CZK" office:value="25316354.82" calcext:value-type="currency">
            <text:p>25 316 354,82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400" calcext:value-type="currency">
            <text:p>4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3" calcext:value-type="float">
            <text:p>61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2362" calcext:value-type="currency">
            <text:p>12 362,00 Kč</text:p>
          </table:table-cell>
          <table:table-cell office:value-type="currency" office:currency="CZK" office:value="361790" calcext:value-type="currency">
            <text:p>361 790,00 Kč</text:p>
          </table:table-cell>
          <table:table-cell table:number-columns-repeated="1019"/>
        </table:table-row>
        <table:table-row table:style-name="ro1">
          <table:table-cell office:value-type="float" office:value="3749" calcext:value-type="float">
            <text:p>374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8640" calcext:value-type="currency">
            <text:p>8 640,00 Kč</text:p>
          </table:table-cell>
          <table:table-cell table:number-columns-repeated="1019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5169" calcext:value-type="float">
            <text:p>5169</text:p>
          </table:table-cell>
          <table:table-cell table:style-name="Default" office:value-type="float" office:value="1200" calcext:value-type="float">
            <text:p>1200</text:p>
          </table:table-cell>
          <table:table-cell table:style-name="Default" office:value-type="float" office:value="705" calcext:value-type="float">
            <text:p>705</text:p>
          </table:table-cell>
          <table:table-cell table:style-name="Default" office:value-type="float" office:value="108836" calcext:value-type="float">
            <text:p>108836</text:p>
          </table:table-cell>
          <table:table-cell table:number-columns-repeated="1019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5175" calcext:value-type="float">
            <text:p>517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019" calcext:value-type="float">
            <text:p>6019</text:p>
          </table:table-cell>
          <table:table-cell table:number-columns-repeated="1019"/>
        </table:table-row>
        <table:table-row table:style-name="ro1">
          <table:table-cell table:style-name="Default" office:value-type="float" office:value="3749" calcext:value-type="float">
            <text:p>3749</text:p>
          </table:table-cell>
          <table:table-cell table:style-name="Default" office:value-type="float" office:value="5182" calcext:value-type="float">
            <text:p>5182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style-name="Default" office:value-type="float" office:value="21344" calcext:value-type="float">
            <text:p>21344</text:p>
          </table:table-cell>
          <table:table-cell table:number-columns-repeated="1019"/>
        </table:table-row>
        <table:table-row table:style-name="ro1">
          <table:table-cell table:style-name="Default" office:value-type="float" office:value="6330" calcext:value-type="float">
            <text:p>6330</text:p>
          </table:table-cell>
          <table:table-cell table:style-name="Default" office:value-type="float" office:value="5347" calcext:value-type="float">
            <text:p>534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36.3" calcext:value-type="float">
            <text:p>36,3</text:p>
          </table:table-cell>
          <table:table-cell table:style-name="Default" office:value-type="float" office:value="36298.98" calcext:value-type="float">
            <text:p>36298,98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500000" calcext:value-type="currency">
            <text:p>500 000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2212" calcext:value-type="float">
            <text:p>2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7000" calcext:value-type="currency">
            <text:p>7 000,00 Kč</text:p>
          </table:table-cell>
          <table:table-cell office:value-type="currency" office:currency="CZK" office:value="1311012" calcext:value-type="currency">
            <text:p>1 311 012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96.5" calcext:value-type="currency">
            <text:p>696,50 Kč</text:p>
          </table:table-cell>
          <table:table-cell office:value-type="currency" office:currency="CZK" office:value="696028.3" calcext:value-type="currency">
            <text:p>696 028,3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17775.49" calcext:value-type="currency">
            <text:p>17 775,49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" calcext:value-type="currency">
            <text:p>6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8700" calcext:value-type="currency">
            <text:p>8 700,00 Kč</text:p>
          </table:table-cell>
          <table:table-cell office:value-type="currency" office:currency="CZK" office:value="5729" calcext:value-type="currency">
            <text:p>5 729,00 Kč</text:p>
          </table:table-cell>
          <table:table-cell office:value-type="currency" office:currency="CZK" office:value="361622" calcext:value-type="currency">
            <text:p>361 622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6850" calcext:value-type="currency">
            <text:p>6 8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11" calcext:value-type="float">
            <text:p>6111</text:p>
          </table:table-cell>
          <table:table-cell table:number-columns-repeated="2" office:value-type="currency" office:currency="CZK" office:value="3000" calcext:value-type="currency">
            <text:p>3 000,00 Kč</text:p>
          </table:table-cell>
          <table:table-cell office:value-type="currency" office:currency="CZK" office:value="2975329.5" calcext:value-type="currency">
            <text:p>2 975 329,50 Kč</text:p>
          </table:table-cell>
          <table:table-cell table:number-columns-repeated="1019"/>
        </table:table-row>
        <table:table-row table:style-name="ro1">
          <table:table-cell office:value-type="float" office:value="2219" calcext:value-type="float">
            <text:p>221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0200" calcext:value-type="currency">
            <text:p>10 200,00 Kč</text:p>
          </table:table-cell>
          <table:table-cell office:value-type="currency" office:currency="CZK" office:value="56503.5" calcext:value-type="currency">
            <text:p>56 503,50 Kč</text:p>
          </table:table-cell>
          <table:table-cell office:value-type="currency" office:currency="CZK" office:value="1109570" calcext:value-type="currency">
            <text:p>1 109 57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60" calcext:value-type="currency">
            <text:p>6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60" calcext:value-type="currency">
            <text:p>6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5364" calcext:value-type="float">
            <text:p>5364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85033.92" calcext:value-type="currency">
            <text:p>85 033,92 Kč</text:p>
          </table:table-cell>
          <table:table-cell table:number-columns-repeated="1019"/>
        </table:table-row>
        <table:table-row table:style-name="ro1">
          <table:table-cell office:value-type="float" office:value="3745" calcext:value-type="float">
            <text:p>3745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5000" calcext:value-type="currency">
            <text:p>5 000,00 Kč</text:p>
          </table:table-cell>
          <table:table-cell office:value-type="currency" office:currency="CZK" office:value="156395" calcext:value-type="currency">
            <text:p>156 395,00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" calcext:value-type="currency">
            <text:p>6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429" calcext:value-type="float">
            <text:p>3429</text:p>
          </table:table-cell>
          <table:table-cell office:value-type="float" office:value="6129" calcext:value-type="float">
            <text:p>612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3000" calcext:value-type="currency">
            <text:p>23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33504" calcext:value-type="currency">
            <text:p>33 504,00 Kč</text:p>
          </table:table-cell>
          <table:table-cell office:value-type="currency" office:currency="CZK" office:value="34656.1" calcext:value-type="currency">
            <text:p>34 656,10 Kč</text:p>
          </table:table-cell>
          <table:table-cell office:value-type="currency" office:currency="CZK" office:value="26279844.58" calcext:value-type="currency">
            <text:p>26 279 844,58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60.8" calcext:value-type="currency">
            <text:p>3 060,80 Kč</text:p>
          </table:table-cell>
          <table:table-cell office:value-type="currency" office:currency="CZK" office:value="3060816" calcext:value-type="currency">
            <text:p>3 060 816,00 Kč</text:p>
          </table:table-cell>
          <table:table-cell table:number-columns-repeated="1019"/>
        </table:table-row>
        <table:table-row table:style-name="ro1">
          <table:table-cell office:value-type="float" office:value="3111" calcext:value-type="float">
            <text:p>3111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424" calcext:value-type="currency">
            <text:p>424,00 Kč</text:p>
          </table:table-cell>
          <table:table-cell office:value-type="currency" office:currency="CZK" office:value="2498" calcext:value-type="currency">
            <text:p>2 498,00 Kč</text:p>
          </table:table-cell>
          <table:table-cell office:value-type="currency" office:currency="CZK" office:value="2498000" calcext:value-type="currency">
            <text:p>2 498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65.1" calcext:value-type="currency">
            <text:p>365,10 Kč</text:p>
          </table:table-cell>
          <table:table-cell office:value-type="currency" office:currency="CZK" office:value="297000" calcext:value-type="currency">
            <text:p>297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7.6" calcext:value-type="currency">
            <text:p>77,60 Kč</text:p>
          </table:table-cell>
          <table:table-cell office:value-type="currency" office:currency="CZK" office:value="62000" calcext:value-type="currency">
            <text:p>62 00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.1" calcext:value-type="currency">
            <text:p>33,10 Kč</text:p>
          </table:table-cell>
          <table:table-cell office:value-type="currency" office:currency="CZK" office:value="22320" calcext:value-type="currency">
            <text:p>22 32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800" calcext:value-type="currency">
            <text:p>1 800,00 Kč</text:p>
          </table:table-cell>
          <table:table-cell office:value-type="currency" office:currency="CZK" office:value="103303" calcext:value-type="currency">
            <text:p>103 303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" calcext:value-type="currency">
            <text:p>5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74" calcext:value-type="currency">
            <text:p>1 374,00 Kč</text:p>
          </table:table-cell>
          <table:table-cell office:value-type="currency" office:currency="CZK" office:value="681230" calcext:value-type="currency">
            <text:p>681 23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4.7" calcext:value-type="currency">
            <text:p>54,7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6159" calcext:value-type="currency">
            <text:p>6 159,00 Kč</text:p>
          </table:table-cell>
          <table:table-cell office:value-type="currency" office:currency="CZK" office:value="2000150" calcext:value-type="currency">
            <text:p>2 000 15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3.4" calcext:value-type="currency">
            <text:p>73,40 Kč</text:p>
          </table:table-cell>
          <table:table-cell office:value-type="currency" office:currency="CZK" office:value="48595" calcext:value-type="currency">
            <text:p>48 595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90112" calcext:value-type="currency">
            <text:p>90 112,00 Kč</text:p>
          </table:table-cell>
          <table:table-cell office:value-type="currency" office:currency="CZK" office:value="104837.5" calcext:value-type="currency">
            <text:p>104 837,50 Kč</text:p>
          </table:table-cell>
          <table:table-cell office:value-type="currency" office:currency="CZK" office:value="79917997.71" calcext:value-type="currency">
            <text:p>79 917 997,71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8481.6" calcext:value-type="currency">
            <text:p>18 481,60 Kč</text:p>
          </table:table-cell>
          <table:table-cell office:value-type="currency" office:currency="CZK" office:value="18481401.9" calcext:value-type="currency">
            <text:p>18 481 401,9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80" calcext:value-type="currency">
            <text:p>3 380,00 Kč</text:p>
          </table:table-cell>
          <table:table-cell office:value-type="currency" office:currency="CZK" office:value="309760" calcext:value-type="currency">
            <text:p>309 760,00 Kč</text:p>
          </table:table-cell>
          <table:table-cell table:number-columns-repeated="1019"/>
        </table:table-row>
        <table:table-row table:style-name="ro1">
          <table:table-cell office:value-type="float" office:value="3113" calcext:value-type="float">
            <text:p>3113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10588" calcext:value-type="currency">
            <text:p>10 588,00 Kč</text:p>
          </table:table-cell>
          <table:table-cell office:value-type="currency" office:currency="CZK" office:value="38580.9" calcext:value-type="currency">
            <text:p>38 580,90 Kč</text:p>
          </table:table-cell>
          <table:table-cell office:value-type="currency" office:currency="CZK" office:value="35580900" calcext:value-type="currency">
            <text:p>35 580 9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49000" calcext:value-type="currency">
            <text:p>49 000,00 Kč</text:p>
          </table:table-cell>
          <table:table-cell office:value-type="currency" office:currency="CZK" office:value="90179" calcext:value-type="currency">
            <text:p>90 179,00 Kč</text:p>
          </table:table-cell>
          <table:table-cell office:value-type="currency" office:currency="CZK" office:value="78128663.66" calcext:value-type="currency">
            <text:p>78 128 663,66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163" calcext:value-type="currency">
            <text:p>2 163,00 Kč</text:p>
          </table:table-cell>
          <table:table-cell office:value-type="currency" office:currency="CZK" office:value="2163000" calcext:value-type="currency">
            <text:p>2 163 0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1" calcext:value-type="float">
            <text:p>6351</text:p>
          </table:table-cell>
          <table:table-cell office:value-type="currency" office:currency="CZK" office:value="486418" calcext:value-type="currency">
            <text:p>486 418,00 Kč</text:p>
          </table:table-cell>
          <table:table-cell office:value-type="currency" office:currency="CZK" office:value="637614.9" calcext:value-type="currency">
            <text:p>637 614,90 Kč</text:p>
          </table:table-cell>
          <table:table-cell office:value-type="currency" office:currency="CZK" office:value="231365900" calcext:value-type="currency">
            <text:p>231 365 900,00 Kč</text:p>
          </table:table-cell>
          <table:table-cell table:number-columns-repeated="1019"/>
        </table:table-row>
        <table:table-row table:style-name="ro1">
          <table:table-cell office:value-type="float" office:value="3149" calcext:value-type="float">
            <text:p>3149</text:p>
          </table:table-cell>
          <table:table-cell office:value-type="float" office:value="6356" calcext:value-type="float">
            <text:p>635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485" calcext:value-type="currency">
            <text:p>33 485,00 Kč</text:p>
          </table:table-cell>
          <table:table-cell office:value-type="currency" office:currency="CZK" office:value="18863100" calcext:value-type="currency">
            <text:p>18 863 100,00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59.3" calcext:value-type="currency">
            <text:p>259,30 Kč</text:p>
          </table:table-cell>
          <table:table-cell office:value-type="currency" office:currency="CZK" office:value="259330.05" calcext:value-type="currency">
            <text:p>259 330,05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250.4" calcext:value-type="currency">
            <text:p>33 250,4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2" calcext:value-type="float">
            <text:p>521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0" calcext:value-type="currency">
            <text:p>240,00 Kč</text:p>
          </table:table-cell>
          <table:table-cell office:value-type="currency" office:currency="CZK" office:value="240000" calcext:value-type="currency">
            <text:p>240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9" calcext:value-type="currency">
            <text:p>49,00 Kč</text:p>
          </table:table-cell>
          <table:table-cell office:value-type="currency" office:currency="CZK" office:value="49000" calcext:value-type="currency">
            <text:p>49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1" calcext:value-type="float">
            <text:p>52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69" calcext:value-type="currency">
            <text:p>269,00 Kč</text:p>
          </table:table-cell>
          <table:table-cell office:value-type="currency" office:currency="CZK" office:value="269000" calcext:value-type="currency">
            <text:p>269 000,00 Kč</text:p>
          </table:table-cell>
          <table:table-cell table:number-columns-repeated="1019"/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305.6" calcext:value-type="currency">
            <text:p>10 305,60 Kč</text:p>
          </table:table-cell>
          <table:table-cell office:value-type="currency" office:currency="CZK" office:value="8645000" calcext:value-type="currency">
            <text:p>8 645 000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201" calcext:value-type="currency">
            <text:p>20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539" calcext:value-type="float">
            <text:p>35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500" calcext:value-type="currency">
            <text:p>30 5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99" calcext:value-type="float">
            <text:p>439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57.7" calcext:value-type="currency">
            <text:p>1 757,70 Kč</text:p>
          </table:table-cell>
          <table:table-cell office:value-type="currency" office:currency="CZK" office:value="1757700" calcext:value-type="currency">
            <text:p>1 757 700,00 Kč</text:p>
          </table:table-cell>
          <table:table-cell table:number-columns-repeated="1019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5429" calcext:value-type="float">
            <text:p>5429</text:p>
          </table:table-cell>
          <table:table-cell table:number-columns-repeated="2" office:value-type="currency" office:currency="CZK" office:value="8" calcext:value-type="currency">
            <text:p>8,00 Kč</text:p>
          </table:table-cell>
          <table:table-cell office:value-type="currency" office:currency="CZK" office:value="3620" calcext:value-type="currency">
            <text:p>3 620,00 Kč</text:p>
          </table:table-cell>
          <table:table-cell table:number-columns-repeated="1019"/>
        </table:table-row>
        <table:table-row table:style-name="ro1">
          <table:table-cell office:value-type="float" office:value="3511" calcext:value-type="float">
            <text:p>3511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4500" calcext:value-type="currency">
            <text:p>4 5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17040" calcext:value-type="currency">
            <text:p>17 040,00 Kč</text:p>
          </table:table-cell>
          <table:table-cell office:value-type="currency" office:currency="CZK" office:value="18012.3" calcext:value-type="currency">
            <text:p>18 012,30 Kč</text:p>
          </table:table-cell>
          <table:table-cell office:value-type="currency" office:currency="CZK" office:value="13272251" calcext:value-type="currency">
            <text:p>13 272 251,00 Kč</text:p>
          </table:table-cell>
          <table:table-cell table:number-columns-repeated="1019"/>
        </table:table-row>
        <table:table-row table:style-name="ro1">
          <table:table-cell office:value-type="float" office:value="3523" calcext:value-type="float">
            <text:p>3523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81" calcext:value-type="currency">
            <text:p>581,00 Kč</text:p>
          </table:table-cell>
          <table:table-cell office:value-type="currency" office:currency="CZK" office:value="581000" calcext:value-type="currency">
            <text:p>581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19.5" calcext:value-type="currency">
            <text:p>19,50 Kč</text:p>
          </table:table-cell>
          <table:table-cell office:value-type="currency" office:currency="CZK" office:value="6655" calcext:value-type="currency">
            <text:p>6 655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7" calcext:value-type="float">
            <text:p>5167</text:p>
          </table:table-cell>
          <table:table-cell table:number-columns-repeated="2" office:value-type="currency" office:currency="CZK" office:value="50" calcext:value-type="currency">
            <text:p>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" calcext:value-type="currency">
            <text:p>300,00 Kč</text:p>
          </table:table-cell>
          <table:table-cell office:value-type="currency" office:currency="CZK" office:value="168000" calcext:value-type="currency">
            <text:p>168 00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.5" calcext:value-type="currency">
            <text:p>5,50 Kč</text:p>
          </table:table-cell>
          <table:table-cell office:value-type="currency" office:currency="CZK" office:value="5490" calcext:value-type="currency">
            <text:p>5 490,00 Kč</text:p>
          </table:table-cell>
          <table:table-cell table:number-columns-repeated="1019"/>
        </table:table-row>
        <table:table-row table:style-name="ro1">
          <table:table-cell office:value-type="float" office:value="3541" calcext:value-type="float">
            <text:p>354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" calcext:value-type="currency">
            <text:p>1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70" calcext:value-type="currency">
            <text:p>170,00 Kč</text:p>
          </table:table-cell>
          <table:table-cell office:value-type="currency" office:currency="CZK" office:value="3490" calcext:value-type="currency">
            <text:p>3 490,00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4340.83" calcext:value-type="currency">
            <text:p>4 340,83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110" calcext:value-type="currency">
            <text:p>110,00 Kč</text:p>
          </table:table-cell>
          <table:table-cell office:value-type="currency" office:currency="CZK" office:value="80247.75" calcext:value-type="currency">
            <text:p>80 247,75 Kč</text:p>
          </table:table-cell>
          <table:table-cell table:number-columns-repeated="1019"/>
        </table:table-row>
        <table:table-row table:style-name="ro1">
          <table:table-cell office:value-type="float" office:value="4329" calcext:value-type="float">
            <text:p>432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17013" calcext:value-type="currency">
            <text:p>17 013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" calcext:value-type="currency">
            <text:p>1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6" calcext:value-type="currency">
            <text:p>406,00 Kč</text:p>
          </table:table-cell>
          <table:table-cell office:value-type="currency" office:currency="CZK" office:value="8100" calcext:value-type="currency">
            <text:p>8 10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40" calcext:value-type="currency">
            <text:p>54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39" calcext:value-type="float">
            <text:p>4339</text:p>
          </table:table-cell>
          <table:table-cell office:value-type="float" office:value="5499" calcext:value-type="float">
            <text:p>549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2.6" calcext:value-type="currency">
            <text:p>682,6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6.5" calcext:value-type="currency">
            <text:p>16,50 Kč</text:p>
          </table:table-cell>
          <table:table-cell office:value-type="currency" office:currency="CZK" office:value="12267" calcext:value-type="currency">
            <text:p>12 267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60" calcext:value-type="currency">
            <text:p>160,00 Kč</text:p>
          </table:table-cell>
          <table:table-cell office:value-type="currency" office:currency="CZK" office:value="165.9" calcext:value-type="currency">
            <text:p>165,90 Kč</text:p>
          </table:table-cell>
          <table:table-cell office:value-type="currency" office:currency="CZK" office:value="10890" calcext:value-type="currency">
            <text:p>10 890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7" calcext:value-type="float">
            <text:p>5167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40" calcext:value-type="currency">
            <text:p>240,00 Kč</text:p>
          </table:table-cell>
          <table:table-cell office:value-type="currency" office:currency="CZK" office:value="676.3" calcext:value-type="currency">
            <text:p>676,30 Kč</text:p>
          </table:table-cell>
          <table:table-cell office:value-type="currency" office:currency="CZK" office:value="322350" calcext:value-type="currency">
            <text:p>322 350,00 Kč</text:p>
          </table:table-cell>
          <table:table-cell table:number-columns-repeated="1019"/>
        </table:table-row>
        <table:table-row table:style-name="ro1">
          <table:table-cell office:value-type="float" office:value="4349" calcext:value-type="float">
            <text:p>434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3915" calcext:value-type="currency">
            <text:p>3 915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10139.7" calcext:value-type="currency">
            <text:p>10 139,7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1.8" calcext:value-type="currency">
            <text:p>131,80 Kč</text:p>
          </table:table-cell>
          <table:table-cell office:value-type="currency" office:currency="CZK" office:value="117726" calcext:value-type="currency">
            <text:p>117 726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3" calcext:value-type="float">
            <text:p>515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0" calcext:value-type="currency">
            <text:p>400,00 Kč</text:p>
          </table:table-cell>
          <table:table-cell office:value-type="currency" office:currency="CZK" office:value="114079" calcext:value-type="currency">
            <text:p>114 079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243257.66" calcext:value-type="currency">
            <text:p>243 257,66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00" calcext:value-type="currency">
            <text:p>2 300,00 Kč</text:p>
          </table:table-cell>
          <table:table-cell office:value-type="currency" office:currency="CZK" office:value="1448.2" calcext:value-type="currency">
            <text:p>1 448,20 Kč</text:p>
          </table:table-cell>
          <table:table-cell office:value-type="currency" office:currency="CZK" office:value="1277423.25" calcext:value-type="currency">
            <text:p>1 277 423,25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1700" calcext:value-type="currency">
            <text:p>1 700,00 Kč</text:p>
          </table:table-cell>
          <table:table-cell office:value-type="currency" office:currency="CZK" office:value="67047.5" calcext:value-type="currency">
            <text:p>67 047,5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1" calcext:value-type="float">
            <text:p>52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366" calcext:value-type="currency">
            <text:p>1 366,00 Kč</text:p>
          </table:table-cell>
          <table:table-cell office:value-type="currency" office:currency="CZK" office:value="1366000" calcext:value-type="currency">
            <text:p>1 366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333" calcext:value-type="currency">
            <text:p>333,00 Kč</text:p>
          </table:table-cell>
          <table:table-cell office:value-type="currency" office:currency="CZK" office:value="233000" calcext:value-type="currency">
            <text:p>233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223" calcext:value-type="float">
            <text:p>52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1" calcext:value-type="currency">
            <text:p>291,00 Kč</text:p>
          </table:table-cell>
          <table:table-cell office:value-type="currency" office:currency="CZK" office:value="291000" calcext:value-type="currency">
            <text:p>291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5705" calcext:value-type="currency">
            <text:p>55 705,00 Kč</text:p>
          </table:table-cell>
          <table:table-cell office:value-type="currency" office:currency="CZK" office:value="59607.6" calcext:value-type="currency">
            <text:p>59 607,60 Kč</text:p>
          </table:table-cell>
          <table:table-cell office:value-type="currency" office:currency="CZK" office:value="45681341.68" calcext:value-type="currency">
            <text:p>45 681 341,68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881" calcext:value-type="currency">
            <text:p>6 881,00 Kč</text:p>
          </table:table-cell>
          <table:table-cell office:value-type="currency" office:currency="CZK" office:value="6881000" calcext:value-type="currency">
            <text:p>6 881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5339" calcext:value-type="float">
            <text:p>533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20000" calcext:value-type="currency">
            <text:p>20 00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020" calcext:value-type="currency">
            <text:p>3 020,00 Kč</text:p>
          </table:table-cell>
          <table:table-cell office:value-type="currency" office:currency="CZK" office:value="1000" calcext:value-type="currency">
            <text:p>1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3" calcext:value-type="float">
            <text:p>6123</text:p>
          </table:table-cell>
          <table:table-cell table:number-columns-repeated="2" office:value-type="currency" office:currency="CZK" office:value="480" calcext:value-type="currency">
            <text:p>48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78" calcext:value-type="float">
            <text:p>4378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480" calcext:value-type="currency">
            <text:p>480,00 Kč</text:p>
          </table:table-cell>
          <table:table-cell office:value-type="currency" office:currency="CZK" office:value="239771.29" calcext:value-type="currency">
            <text:p>239 771,29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288" calcext:value-type="currency">
            <text:p>6 288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6121" calcext:value-type="float">
            <text:p>6121</text:p>
          </table:table-cell>
          <table:table-cell table:number-columns-repeated="2" office:value-type="currency" office:currency="CZK" office:value="3501" calcext:value-type="currency">
            <text:p>3 50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77.6" calcext:value-type="currency">
            <text:p>77,6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80" calcext:value-type="currency">
            <text:p>180,00 Kč</text:p>
          </table:table-cell>
          <table:table-cell office:value-type="currency" office:currency="CZK" office:value="380" calcext:value-type="currency">
            <text:p>38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.4" calcext:value-type="currency">
            <text:p>2,40 Kč</text:p>
          </table:table-cell>
          <table:table-cell office:value-type="currency" office:currency="CZK" office:value="2390" calcext:value-type="currency">
            <text:p>2 39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400" calcext:value-type="currency">
            <text:p>400,00 Kč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65428" calcext:value-type="currency">
            <text:p>65 428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430" calcext:value-type="currency">
            <text:p>430,00 Kč</text:p>
          </table:table-cell>
          <table:table-cell office:value-type="currency" office:currency="CZK" office:value="1653" calcext:value-type="currency">
            <text:p>1 653,00 Kč</text:p>
          </table:table-cell>
          <table:table-cell office:value-type="currency" office:currency="CZK" office:value="472358.79" calcext:value-type="currency">
            <text:p>472 358,79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356" calcext:value-type="float">
            <text:p>635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2000000" calcext:value-type="currency">
            <text:p>2 000 000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160" calcext:value-type="currency">
            <text:p>1 160,00 Kč</text:p>
          </table:table-cell>
          <table:table-cell office:value-type="currency" office:currency="CZK" office:value="963229.54" calcext:value-type="currency">
            <text:p>963 229,54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34585" calcext:value-type="currency">
            <text:p>34 585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45" calcext:value-type="currency">
            <text:p>45,00 Kč</text:p>
          </table:table-cell>
          <table:table-cell office:value-type="currency" office:currency="CZK" office:value="30680.8" calcext:value-type="currency">
            <text:p>30 680,8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1" calcext:value-type="float">
            <text:p>5151</text:p>
          </table:table-cell>
          <table:table-cell table:number-columns-repeated="2" office:value-type="currency" office:currency="CZK" office:value="21" calcext:value-type="currency">
            <text:p>2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2" calcext:value-type="currency">
            <text:p>2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40" calcext:value-type="currency">
            <text:p>540,00 Kč</text:p>
          </table:table-cell>
          <table:table-cell office:value-type="currency" office:currency="CZK" office:value="531" calcext:value-type="currency">
            <text:p>531,00 Kč</text:p>
          </table:table-cell>
          <table:table-cell office:value-type="currency" office:currency="CZK" office:value="200483" calcext:value-type="currency">
            <text:p>200 483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80" calcext:value-type="currency">
            <text:p>80,00 Kč</text:p>
          </table:table-cell>
          <table:table-cell office:value-type="currency" office:currency="CZK" office:value="7215.6" calcext:value-type="currency">
            <text:p>7 215,6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5637" calcext:value-type="currency">
            <text:p>5 637,00 Kč</text:p>
          </table:table-cell>
          <table:table-cell table:number-columns-repeated="1019"/>
        </table:table-row>
        <table:table-row table:style-name="ro1">
          <table:table-cell office:value-type="float" office:value="3311" calcext:value-type="float">
            <text:p>331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2" calcext:value-type="currency">
            <text:p>2,00 Kč</text:p>
          </table:table-cell>
          <table:table-cell office:value-type="currency" office:currency="CZK" office:value="6" calcext:value-type="currency">
            <text:p>6,00 Kč</text:p>
          </table:table-cell>
          <table:table-cell office:value-type="currency" office:currency="CZK" office:value="4733" calcext:value-type="currency">
            <text:p>4 733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20334" calcext:value-type="currency">
            <text:p>20 334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110" calcext:value-type="currency">
            <text:p>110,00 Kč</text:p>
          </table:table-cell>
          <table:table-cell office:value-type="currency" office:currency="CZK" office:value="90" calcext:value-type="currency">
            <text:p>90,00 Kč</text:p>
          </table:table-cell>
          <table:table-cell office:value-type="currency" office:currency="CZK" office:value="66810" calcext:value-type="currency">
            <text:p>66 810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75" calcext:value-type="currency">
            <text:p>175,00 Kč</text:p>
          </table:table-cell>
          <table:table-cell office:value-type="currency" office:currency="CZK" office:value="237.2" calcext:value-type="currency">
            <text:p>237,20 Kč</text:p>
          </table:table-cell>
          <table:table-cell office:value-type="currency" office:currency="CZK" office:value="176410.78" calcext:value-type="currency">
            <text:p>176 410,78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45" calcext:value-type="currency">
            <text:p>45,00 Kč</text:p>
          </table:table-cell>
          <table:table-cell office:value-type="currency" office:currency="CZK" office:value="21595.2" calcext:value-type="currency">
            <text:p>21 595,2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18171" calcext:value-type="currency">
            <text:p>18 171,00 Kč</text:p>
          </table:table-cell>
          <table:table-cell table:number-columns-repeated="1019"/>
        </table:table-row>
        <table:table-row table:style-name="ro1">
          <table:table-cell office:value-type="float" office:value="3317" calcext:value-type="float">
            <text:p>3317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041" calcext:value-type="float">
            <text:p>5041</text:p>
          </table:table-cell>
          <table:table-cell office:value-type="currency" office:currency="CZK" office:value="800" calcext:value-type="currency">
            <text:p>800,00 Kč</text:p>
          </table:table-cell>
          <table:table-cell office:value-type="currency" office:currency="CZK" office:value="1660" calcext:value-type="currency">
            <text:p>1 660,00 Kč</text:p>
          </table:table-cell>
          <table:table-cell office:value-type="currency" office:currency="CZK" office:value="696902.55" calcext:value-type="currency">
            <text:p>696 902,55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3" calcext:value-type="float">
            <text:p>5133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" calcext:value-type="currency">
            <text:p>3,00 Kč</text:p>
          </table:table-cell>
          <table:table-cell office:value-type="currency" office:currency="CZK" office:value="2398" calcext:value-type="currency">
            <text:p>2 398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129250" calcext:value-type="currency">
            <text:p>129 25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310" calcext:value-type="currency">
            <text:p>310,00 Kč</text:p>
          </table:table-cell>
          <table:table-cell office:value-type="currency" office:currency="CZK" office:value="907" calcext:value-type="currency">
            <text:p>907,00 Kč</text:p>
          </table:table-cell>
          <table:table-cell office:value-type="currency" office:currency="CZK" office:value="335368.82" calcext:value-type="currency">
            <text:p>335 368,82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10883.98" calcext:value-type="currency">
            <text:p>10 883,98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56" calcext:value-type="float">
            <text:p>5156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1" calcext:value-type="float">
            <text:p>5161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" calcext:value-type="currency">
            <text:p>20,00 Kč</text:p>
          </table:table-cell>
          <table:table-cell office:value-type="currency" office:currency="CZK" office:value="7438" calcext:value-type="currency">
            <text:p>7 438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204" calcext:value-type="currency">
            <text:p>204,00 Kč</text:p>
          </table:table-cell>
          <table:table-cell office:value-type="currency" office:currency="CZK" office:value="1804" calcext:value-type="currency">
            <text:p>1 804,00 Kč</text:p>
          </table:table-cell>
          <table:table-cell office:value-type="currency" office:currency="CZK" office:value="261879" calcext:value-type="currency">
            <text:p>261 879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25" calcext:value-type="currency">
            <text:p>25,00 Kč</text:p>
          </table:table-cell>
          <table:table-cell office:value-type="currency" office:currency="CZK" office:value="20267.5" calcext:value-type="currency">
            <text:p>20 267,5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418" calcext:value-type="currency">
            <text:p>1 418,00 Kč</text:p>
          </table:table-cell>
          <table:table-cell office:value-type="currency" office:currency="CZK" office:value="2573" calcext:value-type="currency">
            <text:p>2 573,00 Kč</text:p>
          </table:table-cell>
          <table:table-cell office:value-type="currency" office:currency="CZK" office:value="1444008.44" calcext:value-type="currency">
            <text:p>1 444 008,44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0" calcext:value-type="currency">
            <text:p>40,00 Kč</text:p>
          </table:table-cell>
          <table:table-cell office:value-type="currency" office:currency="CZK" office:value="410" calcext:value-type="currency">
            <text:p>410,00 Kč</text:p>
          </table:table-cell>
          <table:table-cell office:value-type="currency" office:currency="CZK" office:value="358457.45" calcext:value-type="currency">
            <text:p>358 457,45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70" calcext:value-type="currency">
            <text:p>70,00 Kč</text:p>
          </table:table-cell>
          <table:table-cell office:value-type="currency" office:currency="CZK" office:value="64" calcext:value-type="currency">
            <text:p>64,00 Kč</text:p>
          </table:table-cell>
          <table:table-cell office:value-type="currency" office:currency="CZK" office:value="32632.98" calcext:value-type="currency">
            <text:p>32 632,98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60" calcext:value-type="currency">
            <text:p>160,00 Kč</text:p>
          </table:table-cell>
          <table:table-cell office:value-type="currency" office:currency="CZK" office:value="370" calcext:value-type="currency">
            <text:p>370,00 Kč</text:p>
          </table:table-cell>
          <table:table-cell office:value-type="currency" office:currency="CZK" office:value="298322.6" calcext:value-type="currency">
            <text:p>298 322,6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900" calcext:value-type="currency">
            <text:p>900,00 Kč</text:p>
          </table:table-cell>
          <table:table-cell office:value-type="currency" office:currency="CZK" office:value="8910" calcext:value-type="currency">
            <text:p>8 910,00 Kč</text:p>
          </table:table-cell>
          <table:table-cell office:value-type="currency" office:currency="CZK" office:value="143354" calcext:value-type="currency">
            <text:p>143 354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3" calcext:value-type="float">
            <text:p>61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6127" calcext:value-type="float">
            <text:p>612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" calcext:value-type="currency">
            <text:p>15,00 Kč</text:p>
          </table:table-cell>
          <table:table-cell office:value-type="currency" office:currency="CZK" office:value="15000" calcext:value-type="currency">
            <text:p>15 000,0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00" calcext:value-type="currency">
            <text:p>300,00 Kč</text:p>
          </table:table-cell>
          <table:table-cell office:value-type="currency" office:currency="CZK" office:value="138354.4" calcext:value-type="currency">
            <text:p>138 354,40 Kč</text:p>
          </table:table-cell>
          <table:table-cell table:number-columns-repeated="1019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50" calcext:value-type="currency">
            <text:p>250,00 Kč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25652" calcext:value-type="currency">
            <text:p>25 652,0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60" calcext:value-type="currency">
            <text:p>460,00 Kč</text:p>
          </table:table-cell>
          <table:table-cell office:value-type="currency" office:currency="CZK" office:value="206820.2" calcext:value-type="currency">
            <text:p>206 820,2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32.4" calcext:value-type="currency">
            <text:p>232,40 Kč</text:p>
          </table:table-cell>
          <table:table-cell office:value-type="currency" office:currency="CZK" office:value="2070" calcext:value-type="currency">
            <text:p>2 070,00 Kč</text:p>
          </table:table-cell>
          <table:table-cell table:number-columns-repeated="1019"/>
        </table:table-row>
        <table:table-row table:style-name="ro1">
          <table:table-cell office:value-type="float" office:value="3326" calcext:value-type="float">
            <text:p>3326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20" calcext:value-type="currency">
            <text:p>320,00 Kč</text:p>
          </table:table-cell>
          <table:table-cell office:value-type="currency" office:currency="CZK" office:value="700" calcext:value-type="currency">
            <text:p>700,00 Kč</text:p>
          </table:table-cell>
          <table:table-cell office:value-type="currency" office:currency="CZK" office:value="72535.96" calcext:value-type="currency">
            <text:p>72 535,96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3400" calcext:value-type="currency">
            <text:p>3 400,00 Kč</text:p>
          </table:table-cell>
          <table:table-cell office:value-type="currency" office:currency="CZK" office:value="1709315.83" calcext:value-type="currency">
            <text:p>1 709 315,83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1300" calcext:value-type="currency">
            <text:p>1 300,00 Kč</text:p>
          </table:table-cell>
          <table:table-cell office:value-type="currency" office:currency="CZK" office:value="698215.45" calcext:value-type="currency">
            <text:p>698 215,45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8349" calcext:value-type="currency">
            <text:p>8 349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17879.9" calcext:value-type="currency">
            <text:p>17 879,9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525" calcext:value-type="currency">
            <text:p>525,00 Kč</text:p>
          </table:table-cell>
          <table:table-cell office:value-type="currency" office:currency="CZK" office:value="450" calcext:value-type="currency">
            <text:p>450,00 Kč</text:p>
          </table:table-cell>
          <table:table-cell office:value-type="currency" office:currency="CZK" office:value="318291.25" calcext:value-type="currency">
            <text:p>318 291,25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75" calcext:value-type="currency">
            <text:p>75,00 Kč</text:p>
          </table:table-cell>
          <table:table-cell office:value-type="currency" office:currency="CZK" office:value="66500" calcext:value-type="currency">
            <text:p>66 500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5" calcext:value-type="currency">
            <text:p>25,00 Kč</text:p>
          </table:table-cell>
          <table:table-cell office:value-type="currency" office:currency="CZK" office:value="6633" calcext:value-type="currency">
            <text:p>6 633,00 Kč</text:p>
          </table:table-cell>
          <table:table-cell table:number-columns-repeated="1019"/>
        </table:table-row>
        <table:table-row table:style-name="ro1">
          <table:table-cell office:value-type="float" office:value="3392" calcext:value-type="float">
            <text:p>3392</text:p>
          </table:table-cell>
          <table:table-cell office:value-type="float" office:value="5182" calcext:value-type="float">
            <text:p>5182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89786" calcext:value-type="currency">
            <text:p>89 786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40" calcext:value-type="currency">
            <text:p>40,00 Kč</text:p>
          </table:table-cell>
          <table:table-cell office:value-type="currency" office:currency="CZK" office:value="6300" calcext:value-type="currency">
            <text:p>6 30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20" calcext:value-type="currency">
            <text:p>120,00 Kč</text:p>
          </table:table-cell>
          <table:table-cell office:value-type="currency" office:currency="CZK" office:value="24627.7" calcext:value-type="currency">
            <text:p>24 627,7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61" calcext:value-type="currency">
            <text:p>61,00 Kč</text:p>
          </table:table-cell>
          <table:table-cell office:value-type="currency" office:currency="CZK" office:value="9077.6" calcext:value-type="currency">
            <text:p>9 077,6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4713.3" calcext:value-type="currency">
            <text:p>4 713,3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48160" calcext:value-type="currency">
            <text:p>48 16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041" calcext:value-type="float">
            <text:p>5041</text:p>
          </table:table-cell>
          <table:table-cell table:number-columns-repeated="2" office:value-type="currency" office:currency="CZK" office:value="27" calcext:value-type="currency">
            <text:p>27,00 Kč</text:p>
          </table:table-cell>
          <table:table-cell office:value-type="currency" office:currency="CZK" office:value="21000" calcext:value-type="currency">
            <text:p>21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5951" calcext:value-type="currency">
            <text:p>5 951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2" calcext:value-type="currency">
            <text:p>2,00 Kč</text:p>
          </table:table-cell>
          <table:table-cell office:value-type="currency" office:currency="CZK" office:value="10" calcext:value-type="currency">
            <text:p>10,00 Kč</text:p>
          </table:table-cell>
          <table:table-cell office:value-type="currency" office:currency="CZK" office:value="2500" calcext:value-type="currency">
            <text:p>2 5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61" calcext:value-type="currency">
            <text:p>261,00 Kč</text:p>
          </table:table-cell>
          <table:table-cell office:value-type="currency" office:currency="CZK" office:value="203" calcext:value-type="currency">
            <text:p>203,00 Kč</text:p>
          </table:table-cell>
          <table:table-cell office:value-type="currency" office:currency="CZK" office:value="115687.5" calcext:value-type="currency">
            <text:p>115 687,5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18350" calcext:value-type="currency">
            <text:p>18 35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194" calcext:value-type="float">
            <text:p>5194</text:p>
          </table:table-cell>
          <table:table-cell office:value-type="currency" office:currency="CZK" office:value="100" calcext:value-type="currency">
            <text:p>100,00 Kč</text:p>
          </table:table-cell>
          <table:table-cell office:value-type="currency" office:currency="CZK" office:value="180" calcext:value-type="currency">
            <text:p>180,00 Kč</text:p>
          </table:table-cell>
          <table:table-cell office:value-type="currency" office:currency="CZK" office:value="101475" calcext:value-type="currency">
            <text:p>101 475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12" calcext:value-type="float">
            <text:p>521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5" calcext:value-type="currency">
            <text:p>55,00 Kč</text:p>
          </table:table-cell>
          <table:table-cell office:value-type="currency" office:currency="CZK" office:value="55000" calcext:value-type="currency">
            <text:p>55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13" calcext:value-type="float">
            <text:p>521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" calcext:value-type="currency">
            <text:p>6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1" calcext:value-type="float">
            <text:p>52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49" calcext:value-type="currency">
            <text:p>249,00 Kč</text:p>
          </table:table-cell>
          <table:table-cell office:value-type="currency" office:currency="CZK" office:value="239000" calcext:value-type="currency">
            <text:p>239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2" calcext:value-type="float">
            <text:p>52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322.9" calcext:value-type="currency">
            <text:p>3 322,90 Kč</text:p>
          </table:table-cell>
          <table:table-cell office:value-type="currency" office:currency="CZK" office:value="2029000" calcext:value-type="currency">
            <text:p>2 029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3" calcext:value-type="float">
            <text:p>522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" calcext:value-type="currency">
            <text:p>60,00 Kč</text:p>
          </table:table-cell>
          <table:table-cell office:value-type="currency" office:currency="CZK" office:value="60000" calcext:value-type="currency">
            <text:p>60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229" calcext:value-type="float">
            <text:p>522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9" calcext:value-type="currency">
            <text:p>59,00 Kč</text:p>
          </table:table-cell>
          <table:table-cell office:value-type="currency" office:currency="CZK" office:value="59000" calcext:value-type="currency">
            <text:p>59 000,00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1" calcext:value-type="float">
            <text:p>5331</text:p>
          </table:table-cell>
          <table:table-cell office:value-type="currency" office:currency="CZK" office:value="5700" calcext:value-type="currency">
            <text:p>5 700,00 Kč</text:p>
          </table:table-cell>
          <table:table-cell office:value-type="currency" office:currency="CZK" office:value="10370.8" calcext:value-type="currency">
            <text:p>10 370,80 Kč</text:p>
          </table:table-cell>
          <table:table-cell office:value-type="currency" office:currency="CZK" office:value="8912410.54" calcext:value-type="currency">
            <text:p>8 912 410,54 Kč</text:p>
          </table:table-cell>
          <table:table-cell table:number-columns-repeated="1019"/>
        </table:table-row>
        <table:table-row table:style-name="ro1">
          <table:table-cell office:value-type="float" office:value="3421" calcext:value-type="float">
            <text:p>3421</text:p>
          </table:table-cell>
          <table:table-cell office:value-type="float" office:value="5336" calcext:value-type="float">
            <text:p>5336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27" calcext:value-type="currency">
            <text:p>227,00 Kč</text:p>
          </table:table-cell>
          <table:table-cell office:value-type="currency" office:currency="CZK" office:value="226934.68" calcext:value-type="currency">
            <text:p>226 934,68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" calcext:value-type="currency">
            <text:p>1,00 Kč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19" calcext:value-type="float">
            <text:p>331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0" calcext:value-type="currency">
            <text:p>1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660" calcext:value-type="currency">
            <text:p>660,00 Kč</text:p>
          </table:table-cell>
          <table:table-cell office:value-type="currency" office:currency="CZK" office:value="1050" calcext:value-type="currency">
            <text:p>1 050,00 Kč</text:p>
          </table:table-cell>
          <table:table-cell office:value-type="currency" office:currency="CZK" office:value="493199" calcext:value-type="currency">
            <text:p>493 199,00 Kč</text:p>
          </table:table-cell>
          <table:table-cell table:number-columns-repeated="1019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5175" calcext:value-type="float">
            <text:p>5175</text:p>
          </table:table-cell>
          <table:table-cell office:value-type="currency" office:currency="CZK" office:value="5" calcext:value-type="currency">
            <text:p>5,00 Kč</text:p>
          </table:table-cell>
          <table:table-cell office:value-type="currency" office:currency="CZK" office:value="35" calcext:value-type="currency">
            <text:p>3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399" calcext:value-type="float">
            <text:p>3399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100" calcext:value-type="currency">
            <text:p>100,00 Kč</text:p>
          </table:table-cell>
          <table:table-cell office:value-type="currency" office:currency="CZK" office:value="58634.35" calcext:value-type="currency">
            <text:p>58 634,35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90" calcext:value-type="currency">
            <text:p>90,00 Kč</text:p>
          </table:table-cell>
          <table:table-cell office:value-type="currency" office:currency="CZK" office:value="63597" calcext:value-type="currency">
            <text:p>63 597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5" calcext:value-type="currency">
            <text:p>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250" calcext:value-type="currency">
            <text:p>250,00 Kč</text:p>
          </table:table-cell>
          <table:table-cell office:value-type="currency" office:currency="CZK" office:value="79526" calcext:value-type="currency">
            <text:p>79 526,00 Kč</text:p>
          </table:table-cell>
          <table:table-cell table:number-columns-repeated="1019"/>
        </table:table-row>
        <table:table-row table:style-name="ro1">
          <table:table-cell office:value-type="float" office:value="5212" calcext:value-type="float">
            <text:p>5212</text:p>
          </table:table-cell>
          <table:table-cell office:value-type="float" office:value="5171" calcext:value-type="float">
            <text:p>5171</text:p>
          </table:table-cell>
          <table:table-cell table:number-columns-repeated="2" office:value-type="currency" office:currency="CZK" office:value="45" calcext:value-type="currency">
            <text:p>45,00 Kč</text:p>
          </table:table-cell>
          <table:table-cell office:value-type="currency" office:currency="CZK" office:value="28286" calcext:value-type="currency">
            <text:p>28 286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37" calcext:value-type="float">
            <text:p>5137</text:p>
          </table:table-cell>
          <table:table-cell table:number-columns-repeated="2" office:value-type="currency" office:currency="CZK" office:value="500" calcext:value-type="currency">
            <text:p>5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100" calcext:value-type="currency">
            <text:p>100,00 Kč</text:p>
          </table:table-cell>
          <table:table-cell office:value-type="currency" office:currency="CZK" office:value="38812" calcext:value-type="currency">
            <text:p>38 812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350" calcext:value-type="currency">
            <text:p>350,00 Kč</text:p>
          </table:table-cell>
          <table:table-cell office:value-type="currency" office:currency="CZK" office:value="182819" calcext:value-type="currency">
            <text:p>182 819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4350" calcext:value-type="currency">
            <text:p>4 350,00 Kč</text:p>
          </table:table-cell>
          <table:table-cell office:value-type="currency" office:currency="CZK" office:value="4340" calcext:value-type="currency">
            <text:p>4 340,00 Kč</text:p>
          </table:table-cell>
          <table:table-cell office:value-type="currency" office:currency="CZK" office:value="2358897.67" calcext:value-type="currency">
            <text:p>2 358 897,67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750" calcext:value-type="currency">
            <text:p>750,00 Kč</text:p>
          </table:table-cell>
          <table:table-cell office:value-type="currency" office:currency="CZK" office:value="4950" calcext:value-type="currency">
            <text:p>4 950,00 Kč</text:p>
          </table:table-cell>
          <table:table-cell office:value-type="currency" office:currency="CZK" office:value="48400" calcext:value-type="currency">
            <text:p>48 40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2400" calcext:value-type="currency">
            <text:p>2 400,00 Kč</text:p>
          </table:table-cell>
          <table:table-cell office:value-type="currency" office:currency="CZK" office:value="7000" calcext:value-type="currency">
            <text:p>7 000,00 Kč</text:p>
          </table:table-cell>
          <table:table-cell office:value-type="currency" office:currency="CZK" office:value="1987649" calcext:value-type="currency">
            <text:p>1 987 649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4200" calcext:value-type="currency">
            <text:p>4 200,00 Kč</text:p>
          </table:table-cell>
          <table:table-cell office:value-type="currency" office:currency="CZK" office:value="4260" calcext:value-type="currency">
            <text:p>4 260,00 Kč</text:p>
          </table:table-cell>
          <table:table-cell office:value-type="currency" office:currency="CZK" office:value="1969272" calcext:value-type="currency">
            <text:p>1 969 272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50" calcext:value-type="currency">
            <text:p>2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5492" calcext:value-type="float">
            <text:p>549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0" calcext:value-type="currency">
            <text:p>50,00 Kč</text:p>
          </table:table-cell>
          <table:table-cell office:value-type="currency" office:currency="CZK" office:value="10000" calcext:value-type="currency">
            <text:p>10 000,00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6501" calcext:value-type="currency">
            <text:p>6 501,00 Kč</text:p>
          </table:table-cell>
          <table:table-cell office:value-type="currency" office:currency="CZK" office:value="25421" calcext:value-type="currency">
            <text:p>25 421,00 Kč</text:p>
          </table:table-cell>
          <table:table-cell office:value-type="currency" office:currency="CZK" office:value="4359079.65" calcext:value-type="currency">
            <text:p>4 359 079,65 Kč</text:p>
          </table:table-cell>
          <table:table-cell table:number-columns-repeated="1019"/>
        </table:table-row>
        <table:table-row table:style-name="ro1">
          <table:table-cell office:value-type="float" office:value="5311" calcext:value-type="float">
            <text:p>531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1000" calcext:value-type="currency">
            <text:p>41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12" calcext:value-type="float">
            <text:p>3612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2306" calcext:value-type="currency">
            <text:p>32 306,00 Kč</text:p>
          </table:table-cell>
          <table:table-cell office:value-type="currency" office:currency="CZK" office:value="76934.7" calcext:value-type="currency">
            <text:p>76 934,70 Kč</text:p>
          </table:table-cell>
          <table:table-cell office:value-type="currency" office:currency="CZK" office:value="21560949.77" calcext:value-type="currency">
            <text:p>21 560 949,77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58.1" calcext:value-type="currency">
            <text:p>58,10 Kč</text:p>
          </table:table-cell>
          <table:table-cell office:value-type="currency" office:currency="CZK" office:value="58075" calcext:value-type="currency">
            <text:p>58 075,00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39055" calcext:value-type="currency">
            <text:p>39 055,00 Kč</text:p>
          </table:table-cell>
          <table:table-cell office:value-type="currency" office:currency="CZK" office:value="57426" calcext:value-type="currency">
            <text:p>57 426,00 Kč</text:p>
          </table:table-cell>
          <table:table-cell office:value-type="currency" office:currency="CZK" office:value="1233962.8" calcext:value-type="currency">
            <text:p>1 233 962,80 Kč</text:p>
          </table:table-cell>
          <table:table-cell table:number-columns-repeated="1019"/>
        </table:table-row>
        <table:table-row table:style-name="ro1">
          <table:table-cell office:value-type="float" office:value="3613" calcext:value-type="float">
            <text:p>3613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24.2" calcext:value-type="currency">
            <text:p>1 524,20 Kč</text:p>
          </table:table-cell>
          <table:table-cell office:value-type="currency" office:currency="CZK" office:value="1524106.5" calcext:value-type="currency">
            <text:p>1 524 106,5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91" calcext:value-type="currency">
            <text:p>291,00 Kč</text:p>
          </table:table-cell>
          <table:table-cell office:value-type="currency" office:currency="CZK" office:value="152359.4" calcext:value-type="currency">
            <text:p>152 359,4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54" calcext:value-type="float">
            <text:p>5154</text:p>
          </table:table-cell>
          <table:table-cell table:number-columns-repeated="2" office:value-type="currency" office:currency="CZK" office:value="5" calcext:value-type="currency">
            <text:p>5,00 Kč</text:p>
          </table:table-cell>
          <table:table-cell office:value-type="currency" office:currency="CZK" office:value="3861.27" calcext:value-type="currency">
            <text:p>3 861,27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500" calcext:value-type="currency">
            <text:p>1 500,00 Kč</text:p>
          </table:table-cell>
          <table:table-cell office:value-type="currency" office:currency="CZK" office:value="907889" calcext:value-type="currency">
            <text:p>907 889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4" calcext:value-type="float">
            <text:p>5164</text:p>
          </table:table-cell>
          <table:table-cell table:number-columns-repeated="2" office:value-type="currency" office:currency="CZK" office:value="171" calcext:value-type="currency">
            <text:p>171,00 Kč</text:p>
          </table:table-cell>
          <table:table-cell office:value-type="currency" office:currency="CZK" office:value="134650" calcext:value-type="currency">
            <text:p>134 65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0019" calcext:value-type="currency">
            <text:p>10 019,00 Kč</text:p>
          </table:table-cell>
          <table:table-cell office:value-type="currency" office:currency="CZK" office:value="11419" calcext:value-type="currency">
            <text:p>11 419,00 Kč</text:p>
          </table:table-cell>
          <table:table-cell office:value-type="currency" office:currency="CZK" office:value="8146995" calcext:value-type="currency">
            <text:p>8 146 995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460" calcext:value-type="currency">
            <text:p>1 460,00 Kč</text:p>
          </table:table-cell>
          <table:table-cell office:value-type="currency" office:currency="CZK" office:value="17176" calcext:value-type="currency">
            <text:p>17 176,00 Kč</text:p>
          </table:table-cell>
          <table:table-cell office:value-type="currency" office:currency="CZK" office:value="1805320" calcext:value-type="currency">
            <text:p>1 805 32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25" calcext:value-type="currency">
            <text:p>25,00 Kč</text:p>
          </table:table-cell>
          <table:table-cell office:value-type="currency" office:currency="CZK" office:value="41167" calcext:value-type="currency">
            <text:p>41 167,00 Kč</text:p>
          </table:table-cell>
          <table:table-cell office:value-type="currency" office:currency="CZK" office:value="4050319.27" calcext:value-type="currency">
            <text:p>4 050 319,27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14194.46" calcext:value-type="currency">
            <text:p>14 194,46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5956" calcext:value-type="currency">
            <text:p>5 956,00 Kč</text:p>
          </table:table-cell>
          <table:table-cell office:value-type="currency" office:currency="CZK" office:value="30544" calcext:value-type="currency">
            <text:p>30 544,00 Kč</text:p>
          </table:table-cell>
          <table:table-cell office:value-type="currency" office:currency="CZK" office:value="4893983" calcext:value-type="currency">
            <text:p>4 893 983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42" calcext:value-type="currency">
            <text:p>4 042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130" calcext:value-type="float">
            <text:p>6130</text:p>
          </table:table-cell>
          <table:table-cell table:number-columns-repeated="2" office:value-type="currency" office:currency="CZK" office:value="1629" calcext:value-type="currency">
            <text:p>1 629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6413" calcext:value-type="float">
            <text:p>6413</text:p>
          </table:table-cell>
          <table:table-cell office:value-type="currency" office:currency="CZK" office:value="581975" calcext:value-type="currency">
            <text:p>581 975,00 Kč</text:p>
          </table:table-cell>
          <table:table-cell office:value-type="currency" office:currency="CZK" office:value="12358" calcext:value-type="currency">
            <text:p>12 358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4351" calcext:value-type="float">
            <text:p>435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37.5" calcext:value-type="currency">
            <text:p>437,5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600000" calcext:value-type="currency">
            <text:p>600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3632" calcext:value-type="float">
            <text:p>3632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450" calcext:value-type="currency">
            <text:p>450,00 Kč</text:p>
          </table:table-cell>
          <table:table-cell office:value-type="currency" office:currency="CZK" office:value="280723" calcext:value-type="currency">
            <text:p>280 723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23" calcext:value-type="float">
            <text:p>5023</text:p>
          </table:table-cell>
          <table:table-cell table:number-columns-repeated="2" office:value-type="currency" office:currency="CZK" office:value="11075" calcext:value-type="currency">
            <text:p>11 075,00 Kč</text:p>
          </table:table-cell>
          <table:table-cell office:value-type="currency" office:currency="CZK" office:value="6685672" calcext:value-type="currency">
            <text:p>6 685 672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1" calcext:value-type="float">
            <text:p>5031</text:p>
          </table:table-cell>
          <table:table-cell table:number-columns-repeated="2" office:value-type="currency" office:currency="CZK" office:value="2769" calcext:value-type="currency">
            <text:p>2 769,00 Kč</text:p>
          </table:table-cell>
          <table:table-cell office:value-type="currency" office:currency="CZK" office:value="1291094" calcext:value-type="currency">
            <text:p>1 291 094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032" calcext:value-type="float">
            <text:p>5032</text:p>
          </table:table-cell>
          <table:table-cell table:number-columns-repeated="2" office:value-type="currency" office:currency="CZK" office:value="997" calcext:value-type="currency">
            <text:p>997,00 Kč</text:p>
          </table:table-cell>
          <table:table-cell office:value-type="currency" office:currency="CZK" office:value="602680" calcext:value-type="currency">
            <text:p>602 680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24" calcext:value-type="float">
            <text:p>5424</text:p>
          </table:table-cell>
          <table:table-cell table:number-columns-repeated="2" office:value-type="currency" office:currency="CZK" office:value="25" calcext:value-type="currency">
            <text:p>2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12" calcext:value-type="float">
            <text:p>6112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04" calcext:value-type="currency">
            <text:p>204,00 Kč</text:p>
          </table:table-cell>
          <table:table-cell office:value-type="currency" office:currency="CZK" office:value="53400" calcext:value-type="currency">
            <text:p>53 4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11" calcext:value-type="float">
            <text:p>5011</text:p>
          </table:table-cell>
          <table:table-cell office:value-type="currency" office:currency="CZK" office:value="130000" calcext:value-type="currency">
            <text:p>130 000,00 Kč</text:p>
          </table:table-cell>
          <table:table-cell office:value-type="currency" office:currency="CZK" office:value="149628.9" calcext:value-type="currency">
            <text:p>149 628,90 Kč</text:p>
          </table:table-cell>
          <table:table-cell office:value-type="currency" office:currency="CZK" office:value="83665290" calcext:value-type="currency">
            <text:p>83 665 29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1" calcext:value-type="float">
            <text:p>5021</text:p>
          </table:table-cell>
          <table:table-cell office:value-type="currency" office:currency="CZK" office:value="8000" calcext:value-type="currency">
            <text:p>8 000,00 Kč</text:p>
          </table:table-cell>
          <table:table-cell office:value-type="currency" office:currency="CZK" office:value="11415" calcext:value-type="currency">
            <text:p>11 415,00 Kč</text:p>
          </table:table-cell>
          <table:table-cell office:value-type="currency" office:currency="CZK" office:value="6815411" calcext:value-type="currency">
            <text:p>6 815 41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24" calcext:value-type="float">
            <text:p>5024</text:p>
          </table:table-cell>
          <table:table-cell table:number-columns-repeated="2" office:value-type="currency" office:currency="CZK" office:value="1000" calcext:value-type="currency">
            <text:p>1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1" calcext:value-type="float">
            <text:p>5031</text:p>
          </table:table-cell>
          <table:table-cell office:value-type="currency" office:currency="CZK" office:value="34620" calcext:value-type="currency">
            <text:p>34 620,00 Kč</text:p>
          </table:table-cell>
          <table:table-cell office:value-type="currency" office:currency="CZK" office:value="40325.7" calcext:value-type="currency">
            <text:p>40 325,70 Kč</text:p>
          </table:table-cell>
          <table:table-cell office:value-type="currency" office:currency="CZK" office:value="22375021" calcext:value-type="currency">
            <text:p>22 375 02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2" calcext:value-type="float">
            <text:p>5032</text:p>
          </table:table-cell>
          <table:table-cell office:value-type="currency" office:currency="CZK" office:value="12460" calcext:value-type="currency">
            <text:p>12 460,00 Kč</text:p>
          </table:table-cell>
          <table:table-cell office:value-type="currency" office:currency="CZK" office:value="14527.4" calcext:value-type="currency">
            <text:p>14 527,40 Kč</text:p>
          </table:table-cell>
          <table:table-cell office:value-type="currency" office:currency="CZK" office:value="8085677" calcext:value-type="currency">
            <text:p>8 085 677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038" calcext:value-type="float">
            <text:p>5038</text:p>
          </table:table-cell>
          <table:table-cell office:value-type="currency" office:currency="CZK" office:value="620" calcext:value-type="currency">
            <text:p>620,00 Kč</text:p>
          </table:table-cell>
          <table:table-cell office:value-type="currency" office:currency="CZK" office:value="659" calcext:value-type="currency">
            <text:p>659,00 Kč</text:p>
          </table:table-cell>
          <table:table-cell office:value-type="currency" office:currency="CZK" office:value="454616" calcext:value-type="currency">
            <text:p>454 616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table:number-columns-repeated="2" office:value-type="currency" office:currency="CZK" office:value="1200" calcext:value-type="currency">
            <text:p>1 200,00 Kč</text:p>
          </table:table-cell>
          <table:table-cell office:value-type="currency" office:currency="CZK" office:value="58483.33" calcext:value-type="currency">
            <text:p>58 483,3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7" calcext:value-type="float">
            <text:p>5167</text:p>
          </table:table-cell>
          <table:table-cell office:value-type="currency" office:currency="CZK" office:value="3000" calcext:value-type="currency">
            <text:p>3 000,00 Kč</text:p>
          </table:table-cell>
          <table:table-cell office:value-type="currency" office:currency="CZK" office:value="3610.7" calcext:value-type="currency">
            <text:p>3 610,70 Kč</text:p>
          </table:table-cell>
          <table:table-cell office:value-type="currency" office:currency="CZK" office:value="1657980.87" calcext:value-type="currency">
            <text:p>1 657 980,8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230" calcext:value-type="currency">
            <text:p>230,00 Kč</text:p>
          </table:table-cell>
          <table:table-cell office:value-type="currency" office:currency="CZK" office:value="363" calcext:value-type="currency">
            <text:p>363,00 Kč</text:p>
          </table:table-cell>
          <table:table-cell office:value-type="currency" office:currency="CZK" office:value="100541" calcext:value-type="currency">
            <text:p>100 541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438" calcext:value-type="currency">
            <text:p>438,00 Kč</text:p>
          </table:table-cell>
          <table:table-cell office:value-type="currency" office:currency="CZK" office:value="608" calcext:value-type="currency">
            <text:p>608,00 Kč</text:p>
          </table:table-cell>
          <table:table-cell office:value-type="currency" office:currency="CZK" office:value="294649" calcext:value-type="currency">
            <text:p>294 649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5" calcext:value-type="float">
            <text:p>5195</text:p>
          </table:table-cell>
          <table:table-cell office:value-type="currency" office:currency="CZK" office:value="538" calcext:value-type="currency">
            <text:p>538,00 Kč</text:p>
          </table:table-cell>
          <table:table-cell office:value-type="currency" office:currency="CZK" office:value="450" calcext:value-type="currency">
            <text:p>4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229" calcext:value-type="float">
            <text:p>5229</text:p>
          </table:table-cell>
          <table:table-cell table:number-columns-repeated="2" office:value-type="currency" office:currency="CZK" office:value="2" calcext:value-type="currency">
            <text:p>2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24" calcext:value-type="float">
            <text:p>5424</text:p>
          </table:table-cell>
          <table:table-cell office:value-type="currency" office:currency="CZK" office:value="550" calcext:value-type="currency">
            <text:p>550,00 Kč</text:p>
          </table:table-cell>
          <table:table-cell office:value-type="currency" office:currency="CZK" office:value="560" calcext:value-type="currency">
            <text:p>560,00 Kč</text:p>
          </table:table-cell>
          <table:table-cell office:value-type="currency" office:currency="CZK" office:value="317993" calcext:value-type="currency">
            <text:p>317 99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499" calcext:value-type="float">
            <text:p>5499</text:p>
          </table:table-cell>
          <table:table-cell table:number-columns-repeated="2" office:value-type="currency" office:currency="CZK" office:value="2228" calcext:value-type="currency">
            <text:p>2 228,00 Kč</text:p>
          </table:table-cell>
          <table:table-cell office:value-type="currency" office:currency="CZK" office:value="1546460.68" calcext:value-type="currency">
            <text:p>1 546 460,68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660" calcext:value-type="float">
            <text:p>5660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70000" calcext:value-type="currency">
            <text:p>70 0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1000" calcext:value-type="currency">
            <text:p>1 000,00 Kč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409" calcext:value-type="float">
            <text:p>6409</text:p>
          </table:table-cell>
          <table:table-cell office:value-type="float" office:value="5901" calcext:value-type="float">
            <text:p>5901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19" calcext:value-type="currency">
            <text:p>119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5800" calcext:value-type="currency">
            <text:p>5 800,00 Kč</text:p>
          </table:table-cell>
          <table:table-cell office:value-type="currency" office:currency="CZK" office:value="5100" calcext:value-type="currency">
            <text:p>5 100,00 Kč</text:p>
          </table:table-cell>
          <table:table-cell office:value-type="currency" office:currency="CZK" office:value="1891233.03" calcext:value-type="currency">
            <text:p>1 891 233,0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250" calcext:value-type="currency">
            <text:p>250,00 Kč</text:p>
          </table:table-cell>
          <table:table-cell office:value-type="currency" office:currency="CZK" office:value="195345" calcext:value-type="currency">
            <text:p>195 34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3" calcext:value-type="float">
            <text:p>5363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150000" calcext:value-type="currency">
            <text:p>150 0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table:number-columns-repeated="2" office:value-type="currency" office:currency="CZK" office:value="80" calcext:value-type="currency">
            <text:p>80,00 Kč</text:p>
          </table:table-cell>
          <table:table-cell office:value-type="currency" office:currency="CZK" office:value="12650" calcext:value-type="currency">
            <text:p>12 650,00 Kč</text:p>
          </table:table-cell>
          <table:table-cell table:number-columns-repeated="1019"/>
        </table:table-row>
        <table:table-row table:style-name="ro1">
          <table:table-cell office:value-type="float" office:value="6114" calcext:value-type="float">
            <text:p>6114</text:p>
          </table:table-cell>
          <table:table-cell office:value-type="float" office:value="5139" calcext:value-type="float">
            <text:p>5139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50982.9" calcext:value-type="currency">
            <text:p>50 982,9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4" calcext:value-type="float">
            <text:p>5134</text:p>
          </table:table-cell>
          <table:table-cell table:number-columns-repeated="2" office:value-type="currency" office:currency="CZK" office:value="15" calcext:value-type="currency">
            <text:p>15,00 Kč</text:p>
          </table:table-cell>
          <table:table-cell office:value-type="currency" office:currency="CZK" office:value="11175" calcext:value-type="currency">
            <text:p>11 17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6" calcext:value-type="float">
            <text:p>5136</text:p>
          </table:table-cell>
          <table:table-cell office:value-type="currency" office:currency="CZK" office:value="300" calcext:value-type="currency">
            <text:p>300,00 Kč</text:p>
          </table:table-cell>
          <table:table-cell office:value-type="currency" office:currency="CZK" office:value="310" calcext:value-type="currency">
            <text:p>310,00 Kč</text:p>
          </table:table-cell>
          <table:table-cell office:value-type="currency" office:currency="CZK" office:value="86688.5" calcext:value-type="currency">
            <text:p>86 688,5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7" calcext:value-type="float">
            <text:p>5137</text:p>
          </table:table-cell>
          <table:table-cell office:value-type="currency" office:currency="CZK" office:value="2700" calcext:value-type="currency">
            <text:p>2 700,00 Kč</text:p>
          </table:table-cell>
          <table:table-cell office:value-type="currency" office:currency="CZK" office:value="2115" calcext:value-type="currency">
            <text:p>2 115,00 Kč</text:p>
          </table:table-cell>
          <table:table-cell office:value-type="currency" office:currency="CZK" office:value="1885131.41" calcext:value-type="currency">
            <text:p>1 885 131,41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39" calcext:value-type="float">
            <text:p>5139</text:p>
          </table:table-cell>
          <table:table-cell office:value-type="currency" office:currency="CZK" office:value="4300" calcext:value-type="currency">
            <text:p>4 300,00 Kč</text:p>
          </table:table-cell>
          <table:table-cell office:value-type="currency" office:currency="CZK" office:value="4825" calcext:value-type="currency">
            <text:p>4 825,00 Kč</text:p>
          </table:table-cell>
          <table:table-cell office:value-type="currency" office:currency="CZK" office:value="1775022.77" calcext:value-type="currency">
            <text:p>1 775 022,7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42" calcext:value-type="float">
            <text:p>5142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1" calcext:value-type="float">
            <text:p>5151</text:p>
          </table:table-cell>
          <table:table-cell office:value-type="currency" office:currency="CZK" office:value="800" calcext:value-type="currency">
            <text:p>800,00 Kč</text:p>
          </table:table-cell>
          <table:table-cell office:value-type="currency" office:currency="CZK" office:value="841" calcext:value-type="currency">
            <text:p>841,00 Kč</text:p>
          </table:table-cell>
          <table:table-cell office:value-type="currency" office:currency="CZK" office:value="564365.95" calcext:value-type="currency">
            <text:p>564 365,9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2" calcext:value-type="float">
            <text:p>5152</text:p>
          </table:table-cell>
          <table:table-cell table:number-columns-repeated="2" office:value-type="currency" office:currency="CZK" office:value="450" calcext:value-type="currency">
            <text:p>450,00 Kč</text:p>
          </table:table-cell>
          <table:table-cell office:value-type="currency" office:currency="CZK" office:value="292513.97" calcext:value-type="currency">
            <text:p>292 513,9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3" calcext:value-type="float">
            <text:p>5153</text:p>
          </table:table-cell>
          <table:table-cell table:number-columns-repeated="2" office:value-type="currency" office:currency="CZK" office:value="3500" calcext:value-type="currency">
            <text:p>3 500,00 Kč</text:p>
          </table:table-cell>
          <table:table-cell office:value-type="currency" office:currency="CZK" office:value="1509022.15" calcext:value-type="currency">
            <text:p>1 509 022,1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4" calcext:value-type="float">
            <text:p>5154</text:p>
          </table:table-cell>
          <table:table-cell office:value-type="currency" office:currency="CZK" office:value="3800" calcext:value-type="currency">
            <text:p>3 800,00 Kč</text:p>
          </table:table-cell>
          <table:table-cell office:value-type="currency" office:currency="CZK" office:value="4370" calcext:value-type="currency">
            <text:p>4 370,00 Kč</text:p>
          </table:table-cell>
          <table:table-cell office:value-type="currency" office:currency="CZK" office:value="2431351.44" calcext:value-type="currency">
            <text:p>2 431 351,44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56" calcext:value-type="float">
            <text:p>5156</text:p>
          </table:table-cell>
          <table:table-cell office:value-type="currency" office:currency="CZK" office:value="450" calcext:value-type="currency">
            <text:p>450,00 Kč</text:p>
          </table:table-cell>
          <table:table-cell office:value-type="currency" office:currency="CZK" office:value="510" calcext:value-type="currency">
            <text:p>510,00 Kč</text:p>
          </table:table-cell>
          <table:table-cell office:value-type="currency" office:currency="CZK" office:value="278773.71" calcext:value-type="currency">
            <text:p>278 773,71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1" calcext:value-type="float">
            <text:p>5161</text:p>
          </table:table-cell>
          <table:table-cell office:value-type="currency" office:currency="CZK" office:value="1800" calcext:value-type="currency">
            <text:p>1 800,00 Kč</text:p>
          </table:table-cell>
          <table:table-cell office:value-type="currency" office:currency="CZK" office:value="1870" calcext:value-type="currency">
            <text:p>1 870,00 Kč</text:p>
          </table:table-cell>
          <table:table-cell office:value-type="currency" office:currency="CZK" office:value="821049.8" calcext:value-type="currency">
            <text:p>821 049,8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2" calcext:value-type="float">
            <text:p>5162</text:p>
          </table:table-cell>
          <table:table-cell office:value-type="currency" office:currency="CZK" office:value="4000" calcext:value-type="currency">
            <text:p>4 000,00 Kč</text:p>
          </table:table-cell>
          <table:table-cell office:value-type="currency" office:currency="CZK" office:value="7149.4" calcext:value-type="currency">
            <text:p>7 149,40 Kč</text:p>
          </table:table-cell>
          <table:table-cell office:value-type="currency" office:currency="CZK" office:value="3133504.51" calcext:value-type="currency">
            <text:p>3 133 504,51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3" calcext:value-type="float">
            <text:p>5163</text:p>
          </table:table-cell>
          <table:table-cell office:value-type="currency" office:currency="CZK" office:value="220" calcext:value-type="currency">
            <text:p>220,00 Kč</text:p>
          </table:table-cell>
          <table:table-cell office:value-type="currency" office:currency="CZK" office:value="235" calcext:value-type="currency">
            <text:p>235,00 Kč</text:p>
          </table:table-cell>
          <table:table-cell office:value-type="currency" office:currency="CZK" office:value="10073" calcext:value-type="currency">
            <text:p>10 073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4" calcext:value-type="float">
            <text:p>5164</text:p>
          </table:table-cell>
          <table:table-cell office:value-type="currency" office:currency="CZK" office:value="85" calcext:value-type="currency">
            <text:p>85,00 Kč</text:p>
          </table:table-cell>
          <table:table-cell office:value-type="currency" office:currency="CZK" office:value="369" calcext:value-type="currency">
            <text:p>369,00 Kč</text:p>
          </table:table-cell>
          <table:table-cell office:value-type="currency" office:currency="CZK" office:value="313446.05" calcext:value-type="currency">
            <text:p>313 446,0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6" calcext:value-type="float">
            <text:p>5166</text:p>
          </table:table-cell>
          <table:table-cell office:value-type="currency" office:currency="CZK" office:value="1100" calcext:value-type="currency">
            <text:p>1 100,00 Kč</text:p>
          </table:table-cell>
          <table:table-cell office:value-type="currency" office:currency="CZK" office:value="4631" calcext:value-type="currency">
            <text:p>4 631,00 Kč</text:p>
          </table:table-cell>
          <table:table-cell office:value-type="currency" office:currency="CZK" office:value="1681272.5" calcext:value-type="currency">
            <text:p>1 681 272,5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8" calcext:value-type="float">
            <text:p>5168</text:p>
          </table:table-cell>
          <table:table-cell office:value-type="currency" office:currency="CZK" office:value="14000" calcext:value-type="currency">
            <text:p>14 000,00 Kč</text:p>
          </table:table-cell>
          <table:table-cell office:value-type="currency" office:currency="CZK" office:value="24836" calcext:value-type="currency">
            <text:p>24 836,00 Kč</text:p>
          </table:table-cell>
          <table:table-cell office:value-type="currency" office:currency="CZK" office:value="8705262.02" calcext:value-type="currency">
            <text:p>8 705 262,0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69" calcext:value-type="float">
            <text:p>5169</text:p>
          </table:table-cell>
          <table:table-cell office:value-type="currency" office:currency="CZK" office:value="18000" calcext:value-type="currency">
            <text:p>18 000,00 Kč</text:p>
          </table:table-cell>
          <table:table-cell office:value-type="currency" office:currency="CZK" office:value="17700" calcext:value-type="currency">
            <text:p>17 700,00 Kč</text:p>
          </table:table-cell>
          <table:table-cell office:value-type="currency" office:currency="CZK" office:value="11470449.77" calcext:value-type="currency">
            <text:p>11 470 449,77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1" calcext:value-type="float">
            <text:p>5171</text:p>
          </table:table-cell>
          <table:table-cell office:value-type="currency" office:currency="CZK" office:value="11700" calcext:value-type="currency">
            <text:p>11 700,00 Kč</text:p>
          </table:table-cell>
          <table:table-cell office:value-type="currency" office:currency="CZK" office:value="12300" calcext:value-type="currency">
            <text:p>12 300,00 Kč</text:p>
          </table:table-cell>
          <table:table-cell office:value-type="currency" office:currency="CZK" office:value="4058484.42" calcext:value-type="currency">
            <text:p>4 058 484,42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2" calcext:value-type="float">
            <text:p>5172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84021.2" calcext:value-type="currency">
            <text:p>84 021,2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3" calcext:value-type="float">
            <text:p>5173</text:p>
          </table:table-cell>
          <table:table-cell office:value-type="currency" office:currency="CZK" office:value="150" calcext:value-type="currency">
            <text:p>150,00 Kč</text:p>
          </table:table-cell>
          <table:table-cell office:value-type="currency" office:currency="CZK" office:value="195" calcext:value-type="currency">
            <text:p>195,00 Kč</text:p>
          </table:table-cell>
          <table:table-cell office:value-type="currency" office:currency="CZK" office:value="66534" calcext:value-type="currency">
            <text:p>66 534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5" calcext:value-type="float">
            <text:p>5175</text:p>
          </table:table-cell>
          <table:table-cell table:number-columns-repeated="2" office:value-type="currency" office:currency="CZK" office:value="250" calcext:value-type="currency">
            <text:p>250,00 Kč</text:p>
          </table:table-cell>
          <table:table-cell office:value-type="currency" office:currency="CZK" office:value="42127.45" calcext:value-type="currency">
            <text:p>42 127,45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8" calcext:value-type="float">
            <text:p>5178</text:p>
          </table:table-cell>
          <table:table-cell table:number-columns-repeated="2" office:value-type="currency" office:currency="CZK" office:value="300" calcext:value-type="currency">
            <text:p>300,00 Kč</text:p>
          </table:table-cell>
          <table:table-cell office:value-type="currency" office:currency="CZK" office:value="103901.49" calcext:value-type="currency">
            <text:p>103 901,49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79" calcext:value-type="float">
            <text:p>5179</text:p>
          </table:table-cell>
          <table:table-cell table:number-columns-repeated="2" office:value-type="currency" office:currency="CZK" office:value="5" calcext:value-type="currency">
            <text:p>5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82" calcext:value-type="float">
            <text:p>5182</text:p>
          </table:table-cell>
          <table:table-cell table:number-columns-repeated="2" office:value-type="currency" office:currency="CZK" office:value="0" calcext:value-type="currency">
            <text:p>0,00 Kč</text:p>
          </table:table-cell>
          <table:table-cell office:value-type="currency" office:currency="CZK" office:value="276698" calcext:value-type="currency">
            <text:p>276 698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2" calcext:value-type="float">
            <text:p>5192</text:p>
          </table:table-cell>
          <table:table-cell table:number-columns-repeated="2" office:value-type="currency" office:currency="CZK" office:value="30" calcext:value-type="currency">
            <text:p>3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194" calcext:value-type="float">
            <text:p>5194</text:p>
          </table:table-cell>
          <table:table-cell table:number-columns-repeated="2" office:value-type="currency" office:currency="CZK" office:value="2" calcext:value-type="currency">
            <text:p>2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1" calcext:value-type="float">
            <text:p>5361</text:p>
          </table:table-cell>
          <table:table-cell table:number-columns-repeated="2" office:value-type="currency" office:currency="CZK" office:value="20" calcext:value-type="currency">
            <text:p>2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362" calcext:value-type="float">
            <text:p>5362</text:p>
          </table:table-cell>
          <table:table-cell table:number-columns-repeated="2" office:value-type="currency" office:currency="CZK" office:value="70" calcext:value-type="currency">
            <text:p>70,00 Kč</text:p>
          </table:table-cell>
          <table:table-cell office:value-type="currency" office:currency="CZK" office:value="4000" calcext:value-type="currency">
            <text:p>4 00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5909" calcext:value-type="float">
            <text:p>5909</text:p>
          </table:table-cell>
          <table:table-cell table:number-columns-repeated="2" office:value-type="currency" office:currency="CZK" office:value="1" calcext:value-type="currency">
            <text:p>1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11" calcext:value-type="float">
            <text:p>6111</text:p>
          </table:table-cell>
          <table:table-cell office:value-type="currency" office:currency="CZK" office:value="8331" calcext:value-type="currency">
            <text:p>8 331,00 Kč</text:p>
          </table:table-cell>
          <table:table-cell office:value-type="currency" office:currency="CZK" office:value="11301" calcext:value-type="currency">
            <text:p>11 301,00 Kč</text:p>
          </table:table-cell>
          <table:table-cell office:value-type="currency" office:currency="CZK" office:value="1067825" calcext:value-type="currency">
            <text:p>1 067 82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1" calcext:value-type="float">
            <text:p>6121</text:p>
          </table:table-cell>
          <table:table-cell office:value-type="currency" office:currency="CZK" office:value="119400" calcext:value-type="currency">
            <text:p>119 400,00 Kč</text:p>
          </table:table-cell>
          <table:table-cell office:value-type="currency" office:currency="CZK" office:value="183740" calcext:value-type="currency">
            <text:p>183 740,00 Kč</text:p>
          </table:table-cell>
          <table:table-cell office:value-type="currency" office:currency="CZK" office:value="4880219.93" calcext:value-type="currency">
            <text:p>4 880 219,93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2" calcext:value-type="float">
            <text:p>6122</text:p>
          </table:table-cell>
          <table:table-cell office:value-type="currency" office:currency="CZK" office:value="1200" calcext:value-type="currency">
            <text:p>1 200,00 Kč</text:p>
          </table:table-cell>
          <table:table-cell office:value-type="currency" office:currency="CZK" office:value="2900" calcext:value-type="currency">
            <text:p>2 900,00 Kč</text:p>
          </table:table-cell>
          <table:table-cell office:value-type="currency" office:currency="CZK" office:value="337215" calcext:value-type="currency">
            <text:p>337 215,00 Kč</text:p>
          </table:table-cell>
          <table:table-cell table:number-columns-repeated="1019"/>
        </table:table-row>
        <table:table-row table:style-name="ro1">
          <table:table-cell office:value-type="float" office:value="6171" calcext:value-type="float">
            <text:p>6171</text:p>
          </table:table-cell>
          <table:table-cell office:value-type="float" office:value="6125" calcext:value-type="float">
            <text:p>6125</text:p>
          </table:table-cell>
          <table:table-cell office:value-type="currency" office:currency="CZK" office:value="3400" calcext:value-type="currency">
            <text:p>3 400,00 Kč</text:p>
          </table:table-cell>
          <table:table-cell office:value-type="currency" office:currency="CZK" office:value="26440" calcext:value-type="currency">
            <text:p>26 440,00 Kč</text:p>
          </table:table-cell>
          <table:table-cell office:value-type="currency" office:currency="CZK" office:value="3516962.9" calcext:value-type="currency">
            <text:p>3 516 962,90 Kč</text:p>
          </table:table-cell>
          <table:table-cell table:number-columns-repeated="101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200" calcext:value-type="currency">
            <text:p>200,00 Kč</text:p>
          </table:table-cell>
          <table:table-cell office:value-type="currency" office:currency="CZK" office:value="137864.64" calcext:value-type="currency">
            <text:p>137 864,64 Kč</text:p>
          </table:table-cell>
          <table:table-cell table:number-columns-repeated="1019"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5168" calcext:value-type="float">
            <text:p>5168</text:p>
          </table:table-cell>
          <table:table-cell table:number-columns-repeated="2" office:value-type="currency" office:currency="CZK" office:value="150" calcext:value-type="currency">
            <text:p>15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2" calcext:value-type="float">
            <text:p>5342</text:p>
          </table:table-cell>
          <table:table-cell table:number-columns-repeated="2" office:value-type="currency" office:currency="CZK" office:value="5950" calcext:value-type="currency">
            <text:p>5 950,00 Kč</text:p>
          </table:table-cell>
          <table:table-cell office:value-type="currency" office:currency="CZK" office:value="4035000" calcext:value-type="currency">
            <text:p>4 035 000,00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5" calcext:value-type="float">
            <text:p>5345</text:p>
          </table:table-cell>
          <table:table-cell table:number-columns-repeated="2" office:value-type="currency" office:currency="CZK" office:value="5950" calcext:value-type="currency">
            <text:p>5 950,00 Kč</text:p>
          </table:table-cell>
          <table:table-cell office:value-type="currency" office:currency="CZK" office:value="371114240.05" calcext:value-type="currency">
            <text:p>371 114 240,05 Kč</text:p>
          </table:table-cell>
          <table:table-cell table:number-columns-repeated="1019"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5347" calcext:value-type="float">
            <text:p>5347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1120.8" calcext:value-type="currency">
            <text:p>1 120,80 Kč</text:p>
          </table:table-cell>
          <table:table-cell office:value-type="currency" office:currency="CZK" office:value="1120769.15" calcext:value-type="currency">
            <text:p>1 120 769,15 Kč</text:p>
          </table:table-cell>
          <table:table-cell table:number-columns-repeated="1019"/>
        </table:table-row>
        <table:table-row table:style-name="ro1">
          <table:table-cell office:value-type="float" office:value="6402" calcext:value-type="float">
            <text:p>6402</text:p>
          </table:table-cell>
          <table:table-cell office:value-type="float" office:value="5365" calcext:value-type="float">
            <text:p>5365</text:p>
          </table:table-cell>
          <table:table-cell office:value-type="currency" office:currency="CZK" office:value="0" calcext:value-type="currency">
            <text:p>0,00 Kč</text:p>
          </table:table-cell>
          <table:table-cell office:value-type="currency" office:currency="CZK" office:value="200" calcext:value-type="currency">
            <text:p>200,00 Kč</text:p>
          </table:table-cell>
          <table:table-cell office:value-type="currency" office:currency="CZK" office:value="0" calcext:value-type="currency">
            <text:p>0,00 Kč</text:p>
          </table:table-cell>
          <table:table-cell table:number-columns-repeated="1019"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5163" calcext:value-type="float">
            <text:p>5163</text:p>
          </table:table-cell>
          <table:table-cell table:number-columns-repeated="2" office:value-type="currency" office:currency="CZK" office:value="110" calcext:value-type="currency">
            <text:p>110,00 Kč</text:p>
          </table:table-cell>
          <table:table-cell office:value-type="currency" office:currency="CZK" office:value="63311" calcext:value-type="currency">
            <text:p>63 311,00 Kč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5"/>
          <table:table-cell table:number-columns-repeated="1017"/>
        </table:table-row>
        <table:table-row table:style-name="ro1" table:number-rows-repeated="10482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1">
      <number:number number:decimal-places="0" loext:min-decimal-places="0" number:min-integer-digits="4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P1" style:volatile="true">
      <number:text>-</number:text>
      <number:number number:decimal-places="2" loext:min-decimal-places="2" number:min-integer-digits="1" number:grouping="true"/>
    </number:number-style>
    <number:number-style style:name="N113">
      <number:text/>
      <style:map style:condition="value()&gt;0" style:apply-style-name="N113P0"/>
      <style:map style:condition="value()&lt;0" style:apply-style-name="N113P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15P0"/>
    </number:currency-style>
    <number:number-style style:name="N10108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8" number:language="cs" number:country="CZ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8P0"/>
    </number:number-style>
    <number:number-style style:name="N10109P0" style:volatile="true" number:language="cs" number:country="CZ">
      <number:number number:decimal-places="0" loext:min-decimal-places="0" number:min-integer-digits="1" number:grouping="true"/>
      <number:text> Kč</number:text>
    </number:number-style>
    <number:number-style style:name="N10109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109P0"/>
    </number:number-style>
    <number:number-style style:name="N10111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1" number:language="cs" number:country="CZ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1P0"/>
    </number:number-style>
    <number:number-style style:name="N10112P0" style:volatile="true" number:language="cs" number:country="CZ">
      <number:number number:decimal-places="2" loext:min-decimal-places="2" number:min-integer-digits="1" number:grouping="true"/>
      <number:text> Kč</number:text>
    </number:number-style>
    <number:number-style style:name="N10112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112P0"/>
    </number:number-style>
    <number:date-style style:name="N10113" number:language="cs" number:country="CZ">
      <number:day/>
      <number:text>.</number:text>
      <number:month/>
      <number:text>.</number:text>
      <number:year number:style="long"/>
    </number:date-style>
    <number:date-style style:name="N10114" number:language="cs" number:country="CZ">
      <number:day/>
      <number:text>.</number:text>
      <number:month number:textual="true"/>
      <number:text>.</number:text>
      <number:year/>
    </number:date-style>
    <number:date-style style:name="N10115" number:language="cs" number:country="CZ">
      <number:day/>
      <number:text>.</number:text>
      <number:month number:textual="true"/>
    </number:date-style>
    <number:date-style style:name="N10116" number:language="cs" number:country="CZ">
      <number:month number:textual="true"/>
      <number:text>.</number:text>
      <number:year/>
    </number:date-style>
    <number:time-style style:name="N10117" number:language="cs" number:country="CZ">
      <number:hours/>
      <number:text>:</number:text>
      <number:minutes number:style="long"/>
      <number:text> </number:text>
      <number:am-pm/>
    </number:time-style>
    <number:time-style style:name="N10118" number:language="cs" number:country="CZ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cs" number:country="CZ">
      <number:hours/>
      <number:text>:</number:text>
      <number:minutes number:style="long"/>
    </number:time-style>
    <number:time-style style:name="N10120" number:language="cs" number:country="CZ">
      <number:hours/>
      <number:text>:</number:text>
      <number:minutes number:style="long"/>
      <number:text>:</number:text>
      <number:seconds number:style="long"/>
    </number:time-style>
    <number:date-style style:name="N10121" number:language="cs" number:country="CZ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3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3" number:language="cs" number:country="CZ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cs" number:country="CZ">
      <number:number number:decimal-places="0" loext:min-decimal-places="0" number:min-integer-digits="1" number:grouping="true"/>
      <number:text>     </number:text>
    </number:number-style>
    <number:number-style style:name="N10124" number:language="cs" number:country="CZ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4P0"/>
    </number:number-style>
    <number:number-style style:name="N10126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6" number:language="cs" number:country="CZ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27P0" style:volatile="true" number:language="cs" number:country="CZ">
      <number:number number:decimal-places="2" loext:min-decimal-places="2" number:min-integer-digits="1" number:grouping="true"/>
      <number:text>     </number:text>
    </number:number-style>
    <number:number-style style:name="N10127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7P0"/>
    </number:number-style>
    <number:number-style style:name="N10131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1P2" style:volatile="true" number:language="cs" number:country="CZ">
      <loext:text> </loext:text>
      <loext:fill-character> </loext:fill-character>
      <number:text>-      </number:text>
    </number:number-style>
    <number:text-style style:name="N10131" number:language="cs" number:country="CZ">
      <number:text> </number:text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cs" number:country="CZ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1" style:volatile="true" number:language="cs" number:country="CZ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0135P2" style:volatile="true" number:language="cs" number:country="CZ">
      <loext:text> </loext:text>
      <loext:fill-character> </loext:fill-character>
      <number:text>- Kč </number:text>
    </number:number-style>
    <number:text-style style:name="N10135" number:language="cs" number:country="CZ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9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9" number:language="cs" number:country="CZ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3P0" style:volatile="true" number:language="cs" number:country="CZ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1" style:volatile="true" number:language="cs" number:country="CZ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0143P2" style:volatile="true" number:language="cs" number:country="CZ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0143" number:language="cs" number:country="CZ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Droid Sans Devanagari" style:font-family-complex="'Droid Sans Devanagari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18mm 0.26mm 0.18m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18mm 0.26mm 0.18m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18mm 0.26mm 0.18m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.98mm" fo:margin-bottom="14.99mm" fo:margin-left="9.98mm" fo:margin-right="9.98mm" style:print-page-order="ttb" style:first-page-number="continue" loext:scale-to-X="1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2">00.00.0000</text:date>, <text:time style:data-style-name="N2" text:time-value="20:35:50.0188626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ordic_20_Reporter" style:display-name="PageStyle_Gordic Report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Gordic Reporter</dc:title>
    <meta:initial-creator>Řechtáčková Pavla Bc. (P8)</meta:initial-creator>
    <dc:creator>Jan Dvořák</dc:creator>
    <meta:print-date>2017-05-31T13:21:53</meta:print-date>
    <meta:creation-date>2017-05-16T11:17:21</meta:creation-date>
    <dc:date>2018-06-12T20:45:28.660142249</dc:date>
    <meta:generator>LibreOffice/6.0.4.2$Linux_X86_64 LibreOffice_project/00$Build-2</meta:generator>
    <meta:editing-duration>PT14M57S</meta:editing-duration>
    <meta:editing-cycles>3</meta:editing-cycles>
    <meta:document-statistic meta:table-count="2" meta:cell-count="1615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